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2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2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2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85"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86"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7"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8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2"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3"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07"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08"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0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05d765" style:font-size-asian="12.25pt" style:font-style-asian="italic" style:font-weight-asian="normal" style:font-size-complex="14pt" style:font-style-complex="italic" style:font-weight-complex="normal"/>
    </style:style>
    <style:style style:name="P210"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1"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2"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03568a" officeooo:paragraph-rsid="0103568a" style:font-size-asian="12.25pt" style:font-style-asian="italic" style:font-weight-asian="normal" style:font-size-complex="14pt" style:font-style-complex="italic" style:font-weight-complex="normal"/>
    </style:style>
    <style:style style:name="P213"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1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1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1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18"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19"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0"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1"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2"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23"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24"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25"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26"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27"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2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2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1"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2"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107c4f5" style:font-size-asian="12.25pt" style:font-style-asian="italic" style:font-size-complex="14pt" style:font-style-complex="italic"/>
    </style:style>
    <style:style style:name="P2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108259c" style:font-size-asian="12.25pt" style:font-style-asian="italic" style:font-size-complex="14pt" style:font-style-complex="italic"/>
    </style:style>
    <style:style style:name="P2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109912c" officeooo:paragraph-rsid="0109912c" style:font-size-asian="12.25pt" style:font-style-asian="italic" style:font-size-complex="14pt" style:font-style-complex="italic"/>
    </style:style>
    <style:style style:name="P2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114e600" style:font-size-asian="14pt" style:font-style-asian="italic" style:font-weight-asian="normal" style:font-size-complex="14pt" style:font-style-complex="italic" style:font-weight-complex="normal"/>
    </style:style>
    <style:style style:name="P2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d604d" officeooo:paragraph-rsid="0079c765" style:font-size-asian="12.25pt" style:font-style-asian="normal" style:font-weight-asian="normal" style:font-size-complex="14pt" style:font-style-complex="normal" style:font-weight-complex="normal"/>
    </style:style>
    <style:style style:name="P2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138578c" style:font-size-asian="12.25pt" style:font-style-asian="normal" style:font-weight-asian="normal" style:font-size-complex="14pt" style:font-style-complex="normal" style:font-weight-complex="normal"/>
    </style:style>
    <style:style style:name="P2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121e841" style:font-size-asian="14pt" style:font-style-asian="normal" style:font-weight-asian="normal" style:font-size-complex="14pt" style:font-style-complex="normal" style:font-weight-complex="normal"/>
    </style:style>
    <style:style style:name="P2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12b8421" style:font-size-asian="12.25pt" style:font-style-asian="normal" style:font-weight-asian="normal" style:font-size-complex="14pt" style:font-style-complex="normal" style:font-weight-complex="normal"/>
    </style:style>
    <style:style style:name="P2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2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2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174808" style:font-style-asian="normal" style:font-style-complex="normal"/>
    </style:style>
    <style:style style:name="T17" style:family="text">
      <style:text-properties fo:font-style="normal" officeooo:rsid="0017d49f" style:font-style-asian="normal" style:font-style-complex="normal"/>
    </style:style>
    <style:style style:name="T18" style:family="text">
      <style:text-properties fo:font-style="normal" officeooo:rsid="001896bf" style:font-style-asian="normal" style:font-style-complex="normal"/>
    </style:style>
    <style:style style:name="T19" style:family="text">
      <style:text-properties fo:font-style="normal" officeooo:rsid="0018be25" style:font-style-asian="normal" style:font-style-complex="normal"/>
    </style:style>
    <style:style style:name="T20" style:family="text">
      <style:text-properties fo:font-style="normal" officeooo:rsid="00c025f3" style:font-style-asian="normal" style:font-style-complex="normal"/>
    </style:style>
    <style:style style:name="T21" style:family="text">
      <style:text-properties fo:font-style="normal" officeooo:rsid="015cb53a" style:font-style-asian="normal" style:font-style-complex="normal"/>
    </style:style>
    <style:style style:name="T22" style:family="text">
      <style:text-properties fo:font-style="normal" officeooo:rsid="00d28ce6" style:font-style-asian="normal" style:font-style-complex="normal"/>
    </style:style>
    <style:style style:name="T23" style:family="text">
      <style:text-properties fo:font-style="normal" officeooo:rsid="00daf0e7" style:font-style-asian="normal" style:font-style-complex="normal"/>
    </style:style>
    <style:style style:name="T24" style:family="text">
      <style:text-properties fo:font-style="normal" officeooo:rsid="013c0cfe" style:font-style-asian="normal" style:font-style-complex="normal"/>
    </style:style>
    <style:style style:name="T25" style:family="text">
      <style:text-properties fo:font-style="normal" officeooo:rsid="0144770a" style:font-style-asian="normal" style:font-style-complex="normal"/>
    </style:style>
    <style:style style:name="T26" style:family="text">
      <style:text-properties fo:font-style="normal" officeooo:rsid="00976c62" style:font-style-asian="normal" style:font-style-complex="normal"/>
    </style:style>
    <style:style style:name="T27" style:family="text">
      <style:text-properties fo:font-style="normal" officeooo:rsid="00ccaf7e" style:font-style-asian="normal" style:font-style-complex="normal"/>
    </style:style>
    <style:style style:name="T28" style:family="text">
      <style:text-properties fo:font-style="normal" officeooo:rsid="0062c4cb" style:font-style-asian="normal" style:font-style-complex="normal"/>
    </style:style>
    <style:style style:name="T29" style:family="text">
      <style:text-properties fo:font-style="normal" officeooo:rsid="00635326"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16471b7" style:font-style-asian="normal" style:font-style-complex="normal"/>
    </style:style>
    <style:style style:name="T33" style:family="text">
      <style:text-properties fo:font-style="normal" officeooo:rsid="016616b4"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636485" style:font-style-asian="normal" style:font-style-complex="normal"/>
    </style:style>
    <style:style style:name="T37" style:family="text">
      <style:text-properties fo:font-style="normal" officeooo:rsid="009b30c9"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f1a4dc"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officeooo:rsid="00e8719f" style:font-style-asian="normal" style:font-style-complex="normal"/>
    </style:style>
    <style:style style:name="T43" style:family="text">
      <style:text-properties fo:font-style="normal" officeooo:rsid="0188bc5c" style:font-style-asian="normal" style:font-style-complex="normal"/>
    </style:style>
    <style:style style:name="T44" style:family="text">
      <style:text-properties fo:font-style="normal" officeooo:rsid="00a6e504" style:font-style-asian="normal" style:font-style-complex="normal"/>
    </style:style>
    <style:style style:name="T45" style:family="text">
      <style:text-properties fo:font-style="normal" officeooo:rsid="00a7c006" style:font-style-asian="normal" style:font-style-complex="normal"/>
    </style:style>
    <style:style style:name="T46" style:family="text">
      <style:text-properties fo:font-style="normal" officeooo:rsid="00a93465" style:font-style-asian="normal" style:font-style-complex="normal"/>
    </style:style>
    <style:style style:name="T47" style:family="text">
      <style:text-properties fo:font-style="normal" officeooo:rsid="00add9ac" style:font-style-asian="normal" style:font-style-complex="normal"/>
    </style:style>
    <style:style style:name="T48" style:family="text">
      <style:text-properties fo:font-style="normal" officeooo:rsid="00afc71c" style:font-style-asian="normal" style:font-style-complex="normal"/>
    </style:style>
    <style:style style:name="T49" style:family="text">
      <style:text-properties fo:font-style="normal" officeooo:rsid="00b5d536" style:font-style-asian="normal" style:font-style-complex="normal"/>
    </style:style>
    <style:style style:name="T50" style:family="text">
      <style:text-properties fo:font-style="normal" officeooo:rsid="00b7cb53" style:font-style-asian="normal" style:font-style-complex="normal"/>
    </style:style>
    <style:style style:name="T51" style:family="text">
      <style:text-properties fo:font-style="normal" officeooo:rsid="00b80191" style:font-style-asian="normal" style:font-style-complex="normal"/>
    </style:style>
    <style:style style:name="T52" style:family="text">
      <style:text-properties fo:font-style="normal" officeooo:rsid="00c05974" style:font-style-asian="normal" style:font-style-complex="normal"/>
    </style:style>
    <style:style style:name="T53" style:family="text">
      <style:text-properties fo:font-style="normal" officeooo:rsid="00c1beee" style:font-style-asian="normal" style:font-style-complex="normal"/>
    </style:style>
    <style:style style:name="T54" style:family="text">
      <style:text-properties fo:font-style="normal" officeooo:rsid="00c2e83a" style:font-style-asian="normal" style:font-style-complex="normal"/>
    </style:style>
    <style:style style:name="T55" style:family="text">
      <style:text-properties fo:font-style="normal" officeooo:rsid="00c4dd0a" style:font-style-asian="normal" style:font-style-complex="normal"/>
    </style:style>
    <style:style style:name="T56" style:family="text">
      <style:text-properties fo:font-style="normal" officeooo:rsid="00c84f8e" style:font-style-asian="normal" style:font-style-complex="normal"/>
    </style:style>
    <style:style style:name="T57" style:family="text">
      <style:text-properties fo:font-style="normal" officeooo:rsid="00ce0ac2" style:font-style-asian="normal" style:font-style-complex="normal"/>
    </style:style>
    <style:style style:name="T58" style:family="text">
      <style:text-properties fo:font-style="normal" officeooo:rsid="00ce5ac5" style:font-style-asian="normal" style:font-style-complex="normal"/>
    </style:style>
    <style:style style:name="T59" style:family="text">
      <style:text-properties fo:font-style="normal" officeooo:rsid="00d556d9" style:font-style-asian="normal" style:font-style-complex="normal"/>
    </style:style>
    <style:style style:name="T60" style:family="text">
      <style:text-properties fo:font-style="normal" officeooo:rsid="00d6af74" style:font-style-asian="normal" style:font-style-complex="normal"/>
    </style:style>
    <style:style style:name="T61" style:family="text">
      <style:text-properties fo:font-style="normal" officeooo:rsid="00d6d855" style:font-style-asian="normal" style:font-style-complex="normal"/>
    </style:style>
    <style:style style:name="T62" style:family="text">
      <style:text-properties fo:font-style="normal" officeooo:rsid="00ffde9b" style:font-style-asian="normal" style:font-style-complex="normal"/>
    </style:style>
    <style:style style:name="T63" style:family="text">
      <style:text-properties fo:font-style="normal" officeooo:rsid="0105d765" style:font-style-asian="normal" style:font-style-complex="normal"/>
    </style:style>
    <style:style style:name="T64" style:family="text">
      <style:text-properties fo:font-style="normal" officeooo:rsid="0109912c" style:font-style-asian="normal" style:font-style-complex="normal"/>
    </style:style>
    <style:style style:name="T65" style:family="text">
      <style:text-properties fo:font-style="normal" officeooo:rsid="010a8dba" style:font-style-asian="normal" style:font-style-complex="normal"/>
    </style:style>
    <style:style style:name="T66" style:family="text">
      <style:text-properties fo:font-style="normal" officeooo:rsid="0110d3a5" style:font-style-asian="normal" style:font-style-complex="normal"/>
    </style:style>
    <style:style style:name="T67" style:family="text">
      <style:text-properties fo:font-style="normal" officeooo:rsid="011239fb" style:font-style-asian="normal" style:font-style-complex="normal"/>
    </style:style>
    <style:style style:name="T68" style:family="text">
      <style:text-properties fo:font-style="normal" officeooo:rsid="01133f0a" style:font-style-asian="normal" style:font-style-complex="normal"/>
    </style:style>
    <style:style style:name="T69" style:family="text">
      <style:text-properties fo:font-style="normal" officeooo:rsid="01150a40" style:font-style-asian="normal" style:font-style-complex="normal"/>
    </style:style>
    <style:style style:name="T70" style:family="text">
      <style:text-properties fo:font-style="normal" officeooo:rsid="0115e99b" style:font-style-asian="normal" style:font-style-complex="normal"/>
    </style:style>
    <style:style style:name="T71" style:family="text">
      <style:text-properties fo:font-style="normal" officeooo:rsid="0117b3cb" style:font-style-asian="normal" style:font-style-complex="normal"/>
    </style:style>
    <style:style style:name="T72" style:family="text">
      <style:text-properties fo:font-style="normal" officeooo:rsid="013a1d87" style:font-style-asian="normal" style:font-style-complex="normal"/>
    </style:style>
    <style:style style:name="T73" style:family="text">
      <style:text-properties fo:font-style="normal" officeooo:rsid="013b220b" style:font-style-asian="normal" style:font-style-complex="normal"/>
    </style:style>
    <style:style style:name="T74" style:family="text">
      <style:text-properties fo:font-style="normal" officeooo:rsid="013cae8d"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2ecc9c" style:font-style-asian="normal" style:font-weight-asian="bold" style:font-style-complex="normal" style:font-weight-complex="bold"/>
    </style:style>
    <style:style style:name="T77" style:family="text">
      <style:text-properties fo:font-style="normal" fo:font-weight="bold" officeooo:rsid="001bd9a8" style:font-style-asian="normal" style:font-weight-asian="bold" style:font-style-complex="normal" style:font-weight-complex="bold"/>
    </style:style>
    <style:style style:name="T78" style:family="text">
      <style:text-properties fo:font-style="normal" fo:font-weight="bold" officeooo:rsid="001a89a9" style:font-style-asian="normal" style:font-weight-asian="bold" style:font-style-complex="normal" style:font-weight-complex="bold"/>
    </style:style>
    <style:style style:name="T79" style:family="text">
      <style:text-properties fo:font-style="normal" fo:font-weight="bold" officeooo:rsid="006bd345" style:font-style-asian="normal" style:font-weight-asian="bold" style:font-style-complex="normal" style:font-weight-complex="bold"/>
    </style:style>
    <style:style style:name="T80" style:family="text">
      <style:text-properties fo:font-style="normal" fo:font-weight="bold" officeooo:rsid="0005a1ab" style:font-style-asian="normal" style:font-weight-asian="bold" style:font-style-complex="normal" style:font-weight-complex="bold"/>
    </style:style>
    <style:style style:name="T81" style:family="text">
      <style:text-properties fo:font-style="normal" fo:font-weight="bold" officeooo:rsid="0005f1df" style:font-style-asian="normal" style:font-weight-asian="bold" style:font-style-complex="normal" style:font-weight-complex="bold"/>
    </style:style>
    <style:style style:name="T82" style:family="text">
      <style:text-properties fo:font-style="normal" fo:font-weight="bold" officeooo:rsid="00635326" style:font-style-asian="normal" style:font-weight-asian="bold" style:font-style-complex="normal" style:font-weight-complex="bold"/>
    </style:style>
    <style:style style:name="T83" style:family="text">
      <style:text-properties fo:font-style="normal" fo:font-weight="bold" officeooo:rsid="00e502c3" style:font-style-asian="normal" style:font-weight-asian="bold" style:font-style-complex="normal" style:font-weight-complex="bold"/>
    </style:style>
    <style:style style:name="T84" style:family="text">
      <style:text-properties fo:font-style="normal" fo:font-weight="bold" officeooo:rsid="00a6e504" style:font-style-asian="normal" style:font-weight-asian="bold" style:font-style-complex="normal" style:font-weight-complex="bold"/>
    </style:style>
    <style:style style:name="T85" style:family="text">
      <style:text-properties fo:font-style="normal" fo:font-weight="bold" officeooo:rsid="00afc71c"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94230" style:font-style-asian="normal" style:font-weight-asian="normal" style:font-style-complex="normal" style:font-weight-complex="normal"/>
    </style:style>
    <style:style style:name="T88" style:family="text">
      <style:text-properties fo:font-style="normal" fo:font-weight="normal" officeooo:rsid="005f10ff" style:font-style-asian="normal" style:font-weight-asian="normal" style:font-style-complex="normal" style:font-weight-complex="normal"/>
    </style:style>
    <style:style style:name="T89" style:family="text">
      <style:text-properties fo:font-style="normal" fo:font-weight="normal" officeooo:rsid="00f843c9" style:font-style-asian="normal" style:font-weight-asian="normal" style:font-style-complex="normal" style:font-weight-complex="normal"/>
    </style:style>
    <style:style style:name="T90" style:family="text">
      <style:text-properties fo:font-style="normal" fo:font-weight="normal" officeooo:rsid="0062c4cb" style:font-style-asian="normal" style:font-weight-asian="normal" style:font-style-complex="normal" style:font-weight-complex="normal"/>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text-underline-style="none" fo:font-weight="normal" officeooo:rsid="0014cba7" style:font-style-asian="normal" style:font-weight-asian="normal" style:font-style-complex="normal" style:font-weight-complex="normal"/>
    </style:style>
    <style:style style:name="T93" style:family="text">
      <style:text-properties fo:font-style="normal" style:text-underline-style="none" fo:font-weight="normal" officeooo:rsid="0014dd42" style:font-style-asian="normal" style:font-weight-asian="normal" style:font-style-complex="normal" style:font-weight-complex="normal"/>
    </style:style>
    <style:style style:name="T94" style:family="text">
      <style:text-properties fo:font-style="normal" style:text-underline-style="none" fo:font-weight="normal" officeooo:rsid="00194230" style:font-style-asian="normal" style:font-weight-asian="normal" style:font-style-complex="normal" style:font-weight-complex="normal"/>
    </style:style>
    <style:style style:name="T95" style:family="text">
      <style:text-properties fo:font-style="normal" style:text-underline-style="none" fo:font-weight="normal" officeooo:rsid="0080e7a9" style:font-style-asian="normal" style:font-weight-asian="normal" style:font-style-complex="normal" style:font-weight-complex="normal"/>
    </style:style>
    <style:style style:name="T96" style:family="text">
      <style:text-properties fo:font-style="normal" style:text-underline-style="none" fo:font-weight="normal" officeooo:rsid="0087e7ac" style:font-style-asian="normal" style:font-weight-asian="normal" style:font-style-complex="normal" style:font-weight-complex="normal"/>
    </style:style>
    <style:style style:name="T97" style:family="text">
      <style:text-properties fo:font-style="normal" style:text-underline-style="none" fo:font-weight="normal" officeooo:rsid="001b3b06" style:font-style-asian="normal" style:font-weight-asian="normal" style:font-style-complex="normal" style:font-weight-complex="normal"/>
    </style:style>
    <style:style style:name="T98" style:family="text">
      <style:text-properties fo:font-style="normal" style:text-underline-style="none" fo:font-weight="normal" officeooo:rsid="012874e0" style:font-style-asian="normal" style:font-weight-asian="normal" style:font-style-complex="normal" style:font-weight-complex="normal"/>
    </style:style>
    <style:style style:name="T99" style:family="text">
      <style:text-properties fo:font-style="normal" style:text-underline-style="none" fo:font-weight="normal" officeooo:rsid="00252b5f" style:font-style-asian="normal" style:font-weight-asian="normal" style:font-style-complex="normal" style:font-weight-complex="normal"/>
    </style:style>
    <style:style style:name="T100" style:family="text">
      <style:text-properties fo:font-style="normal" style:text-underline-style="none" fo:font-weight="normal" officeooo:rsid="0099a871" style:font-style-asian="normal" style:font-weight-asian="normal" style:font-style-complex="normal" style:font-weight-complex="normal"/>
    </style:style>
    <style:style style:name="T101" style:family="text">
      <style:text-properties fo:font-style="normal" style:text-underline-style="none" fo:font-weight="normal" officeooo:rsid="002869d7" style:font-style-asian="normal" style:font-weight-asian="normal" style:font-style-complex="normal" style:font-weight-complex="normal"/>
    </style:style>
    <style:style style:name="T102" style:family="text">
      <style:text-properties fo:font-style="normal" style:text-underline-style="none" fo:font-weight="normal" officeooo:rsid="01053066" style:font-style-asian="normal" style:font-weight-asian="normal" style:font-style-complex="normal" style:font-weight-complex="normal"/>
    </style:style>
    <style:style style:name="T103" style:family="text">
      <style:text-properties fo:font-style="normal" style:text-underline-style="none" fo:font-weight="normal" officeooo:rsid="00239be9" style:font-style-asian="normal" style:font-weight-asian="normal" style:font-style-complex="normal" style:font-weight-complex="normal"/>
    </style:style>
    <style:style style:name="T104" style:family="text">
      <style:text-properties fo:font-style="normal" style:text-underline-style="none" fo:font-weight="normal" officeooo:rsid="0107c4f5" style:font-style-asian="normal" style:font-weight-asian="normal" style:font-style-complex="normal" style:font-weight-complex="normal"/>
    </style:style>
    <style:style style:name="T105" style:family="text">
      <style:text-properties fo:font-style="normal" style:text-underline-style="none" fo:font-weight="normal" officeooo:rsid="0108259c" style:font-style-asian="normal" style:font-weight-asian="normal" style:font-style-complex="normal" style:font-weight-complex="normal"/>
    </style:style>
    <style:style style:name="T106" style:family="text">
      <style:text-properties fo:font-style="normal" style:text-underline-style="none" fo:font-weight="normal" officeooo:rsid="0111a6ec" style:font-style-asian="normal" style:font-weight-asian="normal" style:font-style-complex="normal" style:font-weight-complex="normal"/>
    </style:style>
    <style:style style:name="T107" style:family="text">
      <style:text-properties fo:font-style="normal" style:text-underline-style="none" fo:font-weight="bold" style:font-style-asian="normal" style:font-weight-asian="bold" style:font-style-complex="normal" style:font-weight-complex="bold"/>
    </style:style>
    <style:style style:name="T108" style:family="text">
      <style:text-properties fo:font-style="normal" style:text-underline-style="none" fo:font-weight="bold" officeooo:rsid="001339e2" style:font-style-asian="normal" style:font-weight-asian="bold" style:font-style-complex="normal" style:font-weight-complex="bold"/>
    </style:style>
    <style:style style:name="T109" style:family="text">
      <style:text-properties fo:font-style="normal" style:text-underline-style="none" fo:font-weight="bold" officeooo:rsid="0014dd42" style:font-style-asian="normal" style:font-weight-asian="bold" style:font-style-complex="normal" style:font-weight-complex="bold"/>
    </style:style>
    <style:style style:name="T110" style:family="text">
      <style:text-properties fo:font-style="normal" style:text-underline-style="none" fo:font-weight="bold" officeooo:rsid="01053066" style:font-style-asian="normal" style:font-weight-asian="bold" style:font-style-complex="normal" style:font-weight-complex="bold"/>
    </style:style>
    <style:style style:name="T111" style:family="text">
      <style:text-properties fo:font-style="normal" style:text-underline-style="none" style:font-style-asian="normal" style:font-style-complex="normal"/>
    </style:style>
    <style:style style:name="T1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239be9" style:font-style-asian="normal" style:font-weight-asian="normal" style:font-style-complex="normal" style:font-weight-complex="normal"/>
    </style:style>
    <style:style style:name="T116" style:family="text">
      <style:text-properties fo:font-style="normal" fo:background-color="#fff200" loext:char-shading-value="0" style:font-style-asian="normal" style:font-style-complex="normal"/>
    </style:style>
    <style:style style:name="T117" style:family="text">
      <style:text-properties fo:font-style="normal" fo:background-color="transparent" loext:char-shading-value="0" style:font-style-asian="normal" style:font-style-complex="normal"/>
    </style:style>
    <style:style style:name="T118" style:family="text">
      <style:text-properties fo:font-style="normal" officeooo:rsid="00123473" fo:background-color="transparent" loext:char-shading-value="0" style:font-style-asian="normal" style:font-style-complex="normal"/>
    </style:style>
    <style:style style:name="T119" style:family="text">
      <style:text-properties fo:font-style="normal" officeooo:rsid="00e8719f" fo:background-color="transparent" loext:char-shading-value="0" style:font-style-asian="normal" style:font-style-complex="normal"/>
    </style:style>
    <style:style style:name="T120" style:family="text">
      <style:text-properties fo:font-style="normal" officeooo:rsid="00e8f9e1" fo:background-color="transparent" loext:char-shading-value="0" style:font-style-asian="normal" style:font-style-complex="normal"/>
    </style:style>
    <style:style style:name="T121" style:family="text">
      <style:text-properties fo:font-style="normal" officeooo:rsid="0087e7ac" style:font-size-asian="14pt" style:font-style-asian="normal" style:font-style-complex="normal"/>
    </style:style>
    <style:style style:name="T122" style:family="text">
      <style:text-properties officeooo:rsid="0009cec4"/>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194230" style:font-style-asian="italic" style:font-weight-asian="normal" style:font-style-complex="italic" style:font-weight-complex="normal"/>
    </style:style>
    <style:style style:name="T126" style:family="text">
      <style:text-properties fo:font-style="italic" style:text-underline-style="none"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officeooo:rsid="003176bd" style:font-style-asian="italic" style:font-style-complex="italic"/>
    </style:style>
    <style:style style:name="T129" style:family="text">
      <style:text-properties fo:font-style="italic" officeooo:rsid="006e9a41" style:font-style-asian="italic" style:font-style-complex="italic"/>
    </style:style>
    <style:style style:name="T130" style:family="text">
      <style:text-properties fo:font-style="italic" officeooo:rsid="006f1d96" style:font-style-asian="italic" style:font-style-complex="italic"/>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officeooo:rsid="00557857"/>
    </style:style>
    <style:style style:name="T133" style:family="text">
      <style:text-properties officeooo:rsid="0012d6d5"/>
    </style:style>
    <style:style style:name="T134" style:family="text">
      <style:text-properties fo:font-weight="bold" style:font-weight-asian="bold" style:font-weight-complex="bold"/>
    </style:style>
    <style:style style:name="T135" style:family="text">
      <style:text-properties fo:font-weight="bold" officeooo:rsid="00125e7e" style:font-weight-asian="bold" style:font-weight-complex="bold"/>
    </style:style>
    <style:style style:name="T136" style:family="text">
      <style:text-properties fo:font-weight="bold" officeooo:rsid="00310c35" style:font-weight-asian="bold" style:font-weight-complex="bold"/>
    </style:style>
    <style:style style:name="T137" style:family="text">
      <style:text-properties fo:font-weight="bold" officeooo:rsid="003bc8dc" style:font-weight-asian="bold" style:font-weight-complex="bold"/>
    </style:style>
    <style:style style:name="T138" style:family="text">
      <style:text-properties fo:font-weight="bold" officeooo:rsid="016c8233" style:font-weight-asian="bold" style:font-weight-complex="bold"/>
    </style:style>
    <style:style style:name="T139" style:family="text">
      <style:text-properties fo:font-weight="bold" officeooo:rsid="01764532" style:font-weight-asian="bold" style:font-weight-complex="bold"/>
    </style:style>
    <style:style style:name="T140" style:family="text">
      <style:text-properties fo:font-weight="bold" officeooo:rsid="017319c9" style:font-weight-asian="bold" style:font-weight-complex="bold"/>
    </style:style>
    <style:style style:name="T141" style:family="text">
      <style:text-properties fo:font-weight="bold" officeooo:rsid="00b33b60" style:font-weight-asian="bold" style:font-weight-complex="bold"/>
    </style:style>
    <style:style style:name="T142" style:family="text">
      <style:text-properties fo:font-weight="bold" officeooo:rsid="006e9a41" style:font-weight-asian="bold" style:font-weight-complex="bold"/>
    </style:style>
    <style:style style:name="T143" style:family="text">
      <style:text-properties fo:font-weight="bold" officeooo:rsid="015056da" style:font-weight-asian="bold" style:font-weight-complex="bold"/>
    </style:style>
    <style:style style:name="T144" style:family="text">
      <style:text-properties fo:font-weight="bold" officeooo:rsid="014fe331" style:font-weight-asian="bold" style:font-weight-complex="bold"/>
    </style:style>
    <style:style style:name="T145" style:family="text">
      <style:text-properties fo:font-weight="bold" officeooo:rsid="0150574f" style:font-weight-asian="bold" style:font-weight-complex="bold"/>
    </style:style>
    <style:style style:name="T146" style:family="text">
      <style:text-properties fo:font-weight="bold" officeooo:rsid="00e7487e" style:font-weight-asian="bold" style:font-weight-complex="bold"/>
    </style:style>
    <style:style style:name="T147" style:family="text">
      <style:text-properties fo:font-weight="bold" officeooo:rsid="0104f317" style:font-weight-asian="bold" style:font-weight-complex="bold"/>
    </style:style>
    <style:style style:name="T148" style:family="text">
      <style:text-properties fo:font-weight="bold" officeooo:rsid="01053066" style:font-weight-asian="bold" style:font-weight-complex="bold"/>
    </style:style>
    <style:style style:name="T149" style:family="text">
      <style:text-properties fo:font-weight="bold" officeooo:rsid="01191998" style:font-weight-asian="bold" style:font-weight-complex="bold"/>
    </style:style>
    <style:style style:name="T150" style:family="text">
      <style:text-properties fo:font-weight="bold" officeooo:rsid="011b87ff" style:font-weight-asian="bold" style:font-weight-complex="bold"/>
    </style:style>
    <style:style style:name="T151" style:family="text">
      <style:text-properties fo:font-weight="bold" officeooo:rsid="011c4078" style:font-weight-asian="bold" style:font-weight-complex="bold"/>
    </style:style>
    <style:style style:name="T152" style:family="text">
      <style:text-properties fo:font-weight="bold" officeooo:rsid="0123d09f" style:font-weight-asian="bold" style:font-weight-complex="bold"/>
    </style:style>
    <style:style style:name="T153" style:family="text">
      <style:text-properties fo:font-weight="bold" officeooo:rsid="0127e428" style:font-weight-asian="bold" style:font-weight-complex="bold"/>
    </style:style>
    <style:style style:name="T154" style:family="text">
      <style:text-properties fo:font-weight="bold" officeooo:rsid="012996cb" style:font-weight-asian="bold" style:font-weight-complex="bold"/>
    </style:style>
    <style:style style:name="T155" style:family="text">
      <style:text-properties fo:font-weight="bold" officeooo:rsid="012fc13f" style:font-weight-asian="bold" style:font-weight-complex="bold"/>
    </style:style>
    <style:style style:name="T156" style:family="text">
      <style:text-properties fo:font-weight="bold" officeooo:rsid="01366fe2" style:font-weight-asian="bold" style:font-weight-complex="bold"/>
    </style:style>
    <style:style style:name="T157" style:family="text">
      <style:text-properties fo:font-weight="bold" officeooo:rsid="006e9a41" fo:background-color="transparent" loext:char-shading-value="0" style:font-weight-asian="bold" style:font-weight-complex="bold"/>
    </style:style>
    <style:style style:name="T158" style:family="text">
      <style:text-properties fo:font-weight="bold" style:font-size-asian="14pt"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125e7e" style:font-weight-asian="normal" style:font-weight-complex="normal"/>
    </style:style>
    <style:style style:name="T161" style:family="text">
      <style:text-properties fo:font-weight="normal" officeooo:rsid="0012d6d5" style:font-weight-asian="normal" style:font-weight-complex="normal"/>
    </style:style>
    <style:style style:name="T162" style:family="text">
      <style:text-properties fo:font-weight="normal" officeooo:rsid="01a7ad9e" style:font-weight-asian="normal" style:font-weight-complex="normal"/>
    </style:style>
    <style:style style:name="T163" style:family="text">
      <style:text-properties fo:font-weight="normal" officeooo:rsid="0014cba7" style:font-weight-asian="normal" style:font-weight-complex="normal"/>
    </style:style>
    <style:style style:name="T164" style:family="text">
      <style:text-properties fo:font-weight="normal" officeooo:rsid="0015cf22" style:font-weight-asian="normal" style:font-weight-complex="normal"/>
    </style:style>
    <style:style style:name="T165" style:family="text">
      <style:text-properties fo:font-weight="normal" officeooo:rsid="008a0319" style:font-weight-asian="normal" style:font-weight-complex="normal"/>
    </style:style>
    <style:style style:name="T166" style:family="text">
      <style:text-properties fo:font-weight="normal" officeooo:rsid="008a8129" style:font-weight-asian="normal" style:font-weight-complex="normal"/>
    </style:style>
    <style:style style:name="T167" style:family="text">
      <style:text-properties fo:font-weight="normal" officeooo:rsid="008c45e7" style:font-weight-asian="normal" style:font-weight-complex="normal"/>
    </style:style>
    <style:style style:name="T168" style:family="text">
      <style:text-properties fo:font-weight="normal" officeooo:rsid="008d2674" style:font-weight-asian="normal" style:font-weight-complex="normal"/>
    </style:style>
    <style:style style:name="T169" style:family="text">
      <style:text-properties style:text-underline-style="none"/>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80e7a9" style:font-weight-asian="normal" style:font-weight-complex="normal"/>
    </style:style>
    <style:style style:name="T172" style:family="text">
      <style:text-properties style:text-underline-style="none" fo:font-weight="normal" officeooo:rsid="012874e0" style:font-weight-asian="normal" style:font-weight-complex="normal"/>
    </style:style>
    <style:style style:name="T173" style:family="text">
      <style:text-properties style:text-underline-style="none" fo:font-weight="normal" officeooo:rsid="00239be9" style:font-weight-asian="normal" style:font-weight-complex="normal"/>
    </style:style>
    <style:style style:name="T174" style:family="text">
      <style:text-properties style:text-underline-style="none" fo:font-weight="bold" style:font-weight-asian="bold" style:font-weight-complex="bold"/>
    </style:style>
    <style:style style:name="T175" style:family="text">
      <style:text-properties style:text-underline-style="none" fo:font-weight="bold" officeooo:rsid="00711d3f" style:font-weight-asian="bold" style:font-weight-complex="bold"/>
    </style:style>
    <style:style style:name="T176" style:family="text">
      <style:text-properties style:text-underline-style="none" fo:font-weight="bold" officeooo:rsid="00c9adc4" style:font-weight-asian="bold" style:font-weight-complex="bold"/>
    </style:style>
    <style:style style:name="T177" style:family="text">
      <style:text-properties style:text-underline-style="none" officeooo:rsid="007165d2"/>
    </style:style>
    <style:style style:name="T178" style:family="text">
      <style:text-properties style:text-underline-style="none" officeooo:rsid="00717ed2"/>
    </style:style>
    <style:style style:name="T179" style:family="text">
      <style:text-properties style:text-underline-style="none" officeooo:rsid="0072f174"/>
    </style:style>
    <style:style style:name="T180" style:family="text">
      <style:text-properties style:text-underline-style="none" officeooo:rsid="0073a503"/>
    </style:style>
    <style:style style:name="T181" style:family="text">
      <style:text-properties style:text-underline-style="none" officeooo:rsid="0076efc2"/>
    </style:style>
    <style:style style:name="T182" style:family="text">
      <style:text-properties style:text-underline-style="none" officeooo:rsid="00cc6de7"/>
    </style:style>
    <style:style style:name="T183" style:family="text">
      <style:text-properties officeooo:rsid="0087e7ac"/>
    </style:style>
    <style:style style:name="T184" style:family="text">
      <style:text-properties fo:color="#f5150a" fo:font-style="normal" style:text-underline-style="none" style:font-style-asian="normal" style:font-style-complex="normal"/>
    </style:style>
    <style:style style:name="T185" style:family="text">
      <style:text-properties fo:color="#f5150a" fo:font-style="normal" style:text-underline-style="none" officeooo:rsid="002d8a00" style:font-style-asian="normal" style:font-style-complex="normal"/>
    </style:style>
    <style:style style:name="T186" style:family="text">
      <style:text-properties fo:color="#f5150a" fo:font-style="normal" style:text-underline-style="none" officeooo:rsid="002ddf3d" style:font-style-asian="normal" style:font-style-complex="normal"/>
    </style:style>
    <style:style style:name="T187" style:family="text">
      <style:text-properties fo:color="#f5150a" fo:font-style="normal" style:text-underline-style="none" fo:font-weight="bold" style:font-style-asian="normal" style:font-weight-asian="bold" style:font-style-complex="normal" style:font-weight-complex="bold"/>
    </style:style>
    <style:style style:name="T188" style:family="text">
      <style:text-properties fo:color="#f5150a" fo:font-style="normal" style:text-underline-style="none" fo:font-weight="bold" officeooo:rsid="00527c61" style:font-style-asian="normal" style:font-weight-asian="bold" style:font-style-complex="normal" style:font-weight-complex="bold"/>
    </style:style>
    <style:style style:name="T189" style:family="text">
      <style:text-properties fo:color="#f5150a" fo:font-style="normal" style:font-style-asian="normal" style:font-style-complex="normal"/>
    </style:style>
    <style:style style:name="T190" style:family="text">
      <style:text-properties fo:color="#f5150a" fo:font-style="normal" fo:font-weight="bold" style:font-style-asian="normal" style:font-weight-asian="bold" style:font-style-complex="normal" style:font-weight-complex="bold"/>
    </style:style>
    <style:style style:name="T191" style:family="text">
      <style:text-properties fo:color="#f5150a" fo:font-style="normal" fo:font-weight="bold" officeooo:rsid="00079d27" style:font-style-asian="normal" style:font-weight-asian="bold" style:font-style-complex="normal" style:font-weight-complex="bold"/>
    </style:style>
    <style:style style:name="T192" style:family="text">
      <style:text-properties fo:color="#f5150a" fo:font-style="normal" fo:font-weight="bold" officeooo:rsid="000b5dc7" style:font-style-asian="normal" style:font-weight-asian="bold" style:font-style-complex="normal" style:font-weight-complex="bold"/>
    </style:style>
    <style:style style:name="T193" style:family="text">
      <style:text-properties fo:color="#f5150a" fo:font-style="normal" fo:font-weight="bold" officeooo:rsid="0010f6dd" style:font-style-asian="normal" style:font-weight-asian="bold" style:font-style-complex="normal" style:font-weight-complex="bold"/>
    </style:style>
    <style:style style:name="T194" style:family="text">
      <style:text-properties fo:color="#f5150a" fo:font-weight="bold" style:font-weight-asian="bold" style:font-weight-complex="bold"/>
    </style:style>
    <style:style style:name="T195" style:family="text">
      <style:text-properties fo:color="#f5150a" fo:font-weight="bold" officeooo:rsid="0020c820" style:font-weight-asian="bold" style:font-weight-complex="bold"/>
    </style:style>
    <style:style style:name="T196" style:family="text">
      <style:text-properties fo:color="#f5150a" fo:font-weight="bold" officeooo:rsid="003e1532" style:font-weight-asian="bold" style:font-weight-complex="bold"/>
    </style:style>
    <style:style style:name="T197" style:family="text">
      <style:text-properties fo:color="#f5150a" fo:font-weight="bold" officeooo:rsid="002760e6" style:font-weight-asian="bold" style:font-weight-complex="bold"/>
    </style:style>
    <style:style style:name="T198" style:family="text">
      <style:text-properties fo:color="#f5150a" fo:font-weight="bold" officeooo:rsid="0027df2d" style:font-weight-asian="bold" style:font-weight-complex="bold"/>
    </style:style>
    <style:style style:name="T199" style:family="text">
      <style:text-properties fo:color="#f5150a" fo:font-weight="bold" officeooo:rsid="002b6259" style:font-weight-asian="bold" style:font-weight-complex="bold"/>
    </style:style>
    <style:style style:name="T200" style:family="text">
      <style:text-properties fo:color="#f5150a" fo:font-weight="bold" officeooo:rsid="004011f5" style:font-weight-asian="bold" style:font-weight-complex="bold"/>
    </style:style>
    <style:style style:name="T201" style:family="text">
      <style:text-properties fo:color="#f5150a" fo:font-weight="bold" officeooo:rsid="004f2128" style:font-weight-asian="bold" style:font-weight-complex="bold"/>
    </style:style>
    <style:style style:name="T202" style:family="text">
      <style:text-properties fo:color="#f5150a" fo:font-weight="bold" officeooo:rsid="0050b987" style:font-weight-asian="bold" style:font-weight-complex="bold"/>
    </style:style>
    <style:style style:name="T203" style:family="text">
      <style:text-properties fo:color="#f5150a" fo:font-weight="bold" officeooo:rsid="0056d7e4" style:font-weight-asian="bold" style:font-weight-complex="bold"/>
    </style:style>
    <style:style style:name="T204" style:family="text">
      <style:text-properties fo:color="#f5150a" fo:font-weight="bold" officeooo:rsid="005e5c50" style:font-weight-asian="bold" style:font-weight-complex="bold"/>
    </style:style>
    <style:style style:name="T205" style:family="text">
      <style:text-properties fo:color="#f5150a" fo:font-weight="bold" officeooo:rsid="0061adfb" style:font-weight-asian="bold" style:font-weight-complex="bold"/>
    </style:style>
    <style:style style:name="T206" style:family="text">
      <style:text-properties fo:color="#f5150a" fo:font-weight="bold" officeooo:rsid="006cd121" style:font-weight-asian="bold" style:font-weight-complex="bold"/>
    </style:style>
    <style:style style:name="T207" style:family="text">
      <style:text-properties fo:color="#f5150a" fo:font-weight="bold" officeooo:rsid="0130bdcf" style:font-weight-asian="bold" style:font-weight-complex="bold"/>
    </style:style>
    <style:style style:name="T208" style:family="text">
      <style:text-properties fo:color="#000000" fo:font-style="normal" style:font-style-asian="normal" style:font-style-complex="normal"/>
    </style:style>
    <style:style style:name="T209" style:family="text">
      <style:text-properties fo:background-color="#fff200" loext:char-shading-value="0"/>
    </style:style>
    <style:style style:name="T210" style:family="text">
      <style:text-properties officeooo:rsid="00f8bbb0" fo:background-color="#fff200" loext:char-shading-value="0"/>
    </style:style>
    <style:style style:name="T211" style:family="text">
      <style:text-properties officeooo:rsid="006e9a41" fo:background-color="transparent" loext:char-shading-value="0"/>
    </style:style>
    <style:style style:name="T212" style:family="text">
      <style:text-properties officeooo:rsid="0014be24"/>
    </style:style>
    <style:style style:name="T213" style:family="text">
      <style:text-properties officeooo:rsid="00296a4d"/>
    </style:style>
    <style:style style:name="T214" style:family="text">
      <style:text-properties officeooo:rsid="002f84eb"/>
    </style:style>
    <style:style style:name="T215" style:family="text">
      <style:text-properties officeooo:rsid="00310c35"/>
    </style:style>
    <style:style style:name="T216" style:family="text">
      <style:text-properties officeooo:rsid="003176bd"/>
    </style:style>
    <style:style style:name="T217" style:family="text">
      <style:text-properties officeooo:rsid="003891cd"/>
    </style:style>
    <style:style style:name="T218" style:family="text">
      <style:text-properties officeooo:rsid="003abe48"/>
    </style:style>
    <style:style style:name="T219" style:family="text">
      <style:text-properties officeooo:rsid="003bc8dc"/>
    </style:style>
    <style:style style:name="T220" style:family="text">
      <style:text-properties officeooo:rsid="003d5abc"/>
    </style:style>
    <style:style style:name="T221" style:family="text">
      <style:text-properties officeooo:rsid="0047045b"/>
    </style:style>
    <style:style style:name="T222" style:family="text">
      <style:text-properties officeooo:rsid="004e2666"/>
    </style:style>
    <style:style style:name="T223" style:family="text">
      <style:text-properties officeooo:rsid="00507fa9"/>
    </style:style>
    <style:style style:name="T224" style:family="text">
      <style:text-properties officeooo:rsid="0053675b"/>
    </style:style>
    <style:style style:name="T225" style:family="text">
      <style:text-properties officeooo:rsid="005846e2"/>
    </style:style>
    <style:style style:name="T226" style:family="text">
      <style:text-properties officeooo:rsid="0063b5b8"/>
    </style:style>
    <style:style style:name="T227" style:family="text">
      <style:text-properties officeooo:rsid="006af5ec"/>
    </style:style>
    <style:style style:name="T228" style:family="text">
      <style:text-properties officeooo:rsid="006b3321"/>
    </style:style>
    <style:style style:name="T229" style:family="text">
      <style:text-properties officeooo:rsid="017251d2"/>
    </style:style>
    <style:style style:name="T230" style:family="text">
      <style:text-properties officeooo:rsid="017319c9"/>
    </style:style>
    <style:style style:name="T231" style:family="text">
      <style:text-properties officeooo:rsid="016a585f"/>
    </style:style>
    <style:style style:name="T232" style:family="text">
      <style:text-properties officeooo:rsid="0174d63a"/>
    </style:style>
    <style:style style:name="T233" style:family="text">
      <style:text-properties officeooo:rsid="016c8233"/>
    </style:style>
    <style:style style:name="T234" style:family="text">
      <style:text-properties officeooo:rsid="0173a7f8"/>
    </style:style>
    <style:style style:name="T235" style:family="text">
      <style:text-properties fo:color="#9a6704"/>
    </style:style>
    <style:style style:name="T236" style:family="text">
      <style:text-properties fo:color="#9a6704" style:text-underline-style="none" fo:font-weight="bold" style:font-weight-asian="bold" style:font-weight-complex="bold"/>
    </style:style>
    <style:style style:name="T237" style:family="text">
      <style:text-properties fo:color="#9a6704" style:text-underline-style="none" fo:font-weight="bold" officeooo:rsid="006f00c1" style:font-weight-asian="bold" style:font-weight-complex="bold"/>
    </style:style>
    <style:style style:name="T238" style:family="text">
      <style:text-properties fo:color="#9a6704" style:text-underline-style="none" fo:font-weight="bold" officeooo:rsid="006fa85b" style:font-weight-asian="bold" style:font-weight-complex="bold"/>
    </style:style>
    <style:style style:name="T239" style:family="text">
      <style:text-properties fo:color="#9a6704" style:text-underline-style="none" fo:font-weight="bold" officeooo:rsid="007165d2" style:font-weight-asian="bold" style:font-weight-complex="bold"/>
    </style:style>
    <style:style style:name="T240" style:family="text">
      <style:text-properties fo:color="#9a6704" style:text-underline-style="none" fo:font-weight="bold" officeooo:rsid="00726536" style:font-weight-asian="bold" style:font-weight-complex="bold"/>
    </style:style>
    <style:style style:name="T241" style:family="text">
      <style:text-properties fo:color="#9a6704" style:text-underline-style="none" fo:font-weight="bold" officeooo:rsid="007935ca" style:font-weight-asian="bold" style:font-weight-complex="bold"/>
    </style:style>
    <style:style style:name="T242" style:family="text">
      <style:text-properties fo:color="#9a6704" style:text-underline-style="none" fo:font-weight="bold" officeooo:rsid="00812a41" style:font-weight-asian="bold" style:font-weight-complex="bold"/>
    </style:style>
    <style:style style:name="T243" style:family="text">
      <style:text-properties fo:color="#9a6704" style:text-underline-style="none" fo:font-weight="bold" officeooo:rsid="0166d7ca" style:font-weight-asian="bold" style:font-weight-complex="bold"/>
    </style:style>
    <style:style style:name="T244" style:family="text">
      <style:text-properties fo:color="#9a6704" fo:font-weight="bold" style:font-weight-asian="bold" style:font-weight-complex="bold"/>
    </style:style>
    <style:style style:name="T245" style:family="text">
      <style:text-properties fo:color="#9a6704" fo:font-weight="bold" officeooo:rsid="00770fce" style:font-weight-asian="bold" style:font-weight-complex="bold"/>
    </style:style>
    <style:style style:name="T246" style:family="text">
      <style:text-properties fo:color="#9a6704" fo:font-weight="bold" officeooo:rsid="0079c765" style:font-weight-asian="bold" style:font-weight-complex="bold"/>
    </style:style>
    <style:style style:name="T247" style:family="text">
      <style:text-properties fo:color="#9a6704" fo:font-weight="bold" officeooo:rsid="007c31da" style:font-weight-asian="bold" style:font-weight-complex="bold"/>
    </style:style>
    <style:style style:name="T248" style:family="text">
      <style:text-properties fo:color="#9a6704" fo:font-weight="bold" officeooo:rsid="0081834b" style:font-weight-asian="bold" style:font-weight-complex="bold"/>
    </style:style>
    <style:style style:name="T249" style:family="text">
      <style:text-properties fo:color="#9a6704" fo:font-weight="bold" officeooo:rsid="00832805" style:font-weight-asian="bold" style:font-weight-complex="bold"/>
    </style:style>
    <style:style style:name="T250" style:family="text">
      <style:text-properties fo:color="#9a6704" fo:font-weight="bold" officeooo:rsid="00835e28" style:font-weight-asian="bold" style:font-weight-complex="bold"/>
    </style:style>
    <style:style style:name="T251" style:family="text">
      <style:text-properties fo:color="#9a6704" fo:font-weight="bold" officeooo:rsid="00868973" style:font-weight-asian="bold" style:font-weight-complex="bold"/>
    </style:style>
    <style:style style:name="T252" style:family="text">
      <style:text-properties fo:color="#9a6704" fo:font-weight="bold" officeooo:rsid="00fc49bb" style:font-weight-asian="bold" style:font-weight-complex="bold"/>
    </style:style>
    <style:style style:name="T253" style:family="text">
      <style:text-properties fo:color="#9a6704" fo:font-weight="bold" officeooo:rsid="01011597" style:font-weight-asian="bold" style:font-weight-complex="bold"/>
    </style:style>
    <style:style style:name="T254" style:family="text">
      <style:text-properties fo:color="#9a6704" fo:font-weight="bold" officeooo:rsid="0108ecce" style:font-weight-asian="bold" style:font-weight-complex="bold"/>
    </style:style>
    <style:style style:name="T255" style:family="text">
      <style:text-properties fo:color="#9a6704" fo:font-weight="bold" officeooo:rsid="0189c89c" style:font-weight-asian="bold" style:font-weight-complex="bold"/>
    </style:style>
    <style:style style:name="T256" style:family="text">
      <style:text-properties fo:color="#9a6704" fo:font-weight="bold" officeooo:rsid="012375d9" style:font-weight-asian="bold" style:font-weight-complex="bold"/>
    </style:style>
    <style:style style:name="T257" style:family="text">
      <style:text-properties fo:color="#9a6704" fo:font-weight="bold" officeooo:rsid="012ae8db" style:font-weight-asian="bold" style:font-weight-complex="bold"/>
    </style:style>
    <style:style style:name="T258" style:family="text">
      <style:text-properties fo:color="#9a6704" fo:font-weight="bold" officeooo:rsid="00e1eee2" style:font-weight-asian="bold" style:font-weight-complex="bold"/>
    </style:style>
    <style:style style:name="T259" style:family="text">
      <style:text-properties fo:color="#9a6704" fo:font-weight="bold" officeooo:rsid="01329d19" style:font-weight-asian="bold" style:font-weight-complex="bold"/>
    </style:style>
    <style:style style:name="T260" style:family="text">
      <style:text-properties fo:color="#9a6704" fo:font-style="normal" style:font-style-asian="normal" style:font-style-complex="normal"/>
    </style:style>
    <style:style style:name="T261" style:family="text">
      <style:text-properties fo:color="#9a6704" officeooo:rsid="018c2567"/>
    </style:style>
    <style:style style:name="T262" style:family="text">
      <style:text-properties officeooo:rsid="006edeed"/>
    </style:style>
    <style:style style:name="T263" style:family="text">
      <style:text-properties officeooo:rsid="006f0645"/>
    </style:style>
    <style:style style:name="T264" style:family="text">
      <style:text-properties officeooo:rsid="006fa85b"/>
    </style:style>
    <style:style style:name="T265" style:family="text">
      <style:text-properties officeooo:rsid="00727508"/>
    </style:style>
    <style:style style:name="T266" style:family="text">
      <style:text-properties officeooo:rsid="007165d2"/>
    </style:style>
    <style:style style:name="T267" style:family="text">
      <style:text-properties officeooo:rsid="01a15473"/>
    </style:style>
    <style:style style:name="T268" style:family="text">
      <style:text-properties officeooo:rsid="0074b6f6"/>
    </style:style>
    <style:style style:name="T269" style:family="text">
      <style:text-properties officeooo:rsid="00765394"/>
    </style:style>
    <style:style style:name="T270" style:family="text">
      <style:text-properties officeooo:rsid="0167706e"/>
    </style:style>
    <style:style style:name="T271" style:family="text">
      <style:text-properties officeooo:rsid="007e1cf4"/>
    </style:style>
    <style:style style:name="T272" style:family="text">
      <style:text-properties officeooo:rsid="007fdfb7"/>
    </style:style>
    <style:style style:name="T273" style:family="text">
      <style:text-properties officeooo:rsid="0082e6e6"/>
    </style:style>
    <style:style style:name="T274" style:family="text">
      <style:text-properties officeooo:rsid="00b53210"/>
    </style:style>
    <style:style style:name="T275" style:family="text">
      <style:text-properties officeooo:rsid="00b33b60"/>
    </style:style>
    <style:style style:name="T276" style:family="text">
      <style:text-properties fo:color="#407927" fo:font-weight="bold" style:font-weight-asian="bold" style:font-weight-complex="bold"/>
    </style:style>
    <style:style style:name="T277" style:family="text">
      <style:text-properties fo:color="#407927" fo:font-weight="bold" officeooo:rsid="009be54c" style:font-weight-asian="bold" style:font-weight-complex="bold"/>
    </style:style>
    <style:style style:name="T278" style:family="text">
      <style:text-properties fo:color="#407927" fo:font-weight="bold" officeooo:rsid="00b2a6f9" style:font-weight-asian="bold" style:font-weight-complex="bold"/>
    </style:style>
    <style:style style:name="T279" style:family="text">
      <style:text-properties fo:color="#407927" fo:font-weight="bold" officeooo:rsid="00b66781" style:font-weight-asian="bold" style:font-weight-complex="bold"/>
    </style:style>
    <style:style style:name="T280" style:family="text">
      <style:text-properties fo:color="#407927" fo:font-weight="bold" officeooo:rsid="00be7caa" style:font-weight-asian="bold" style:font-weight-complex="bold"/>
    </style:style>
    <style:style style:name="T281" style:family="text">
      <style:text-properties fo:color="#407927" fo:font-weight="bold" officeooo:rsid="00929723" style:font-weight-asian="bold" style:font-weight-complex="bold"/>
    </style:style>
    <style:style style:name="T282" style:family="text">
      <style:text-properties fo:color="#407927" fo:font-weight="bold" officeooo:rsid="0098f42c" style:font-weight-asian="bold" style:font-weight-complex="bold"/>
    </style:style>
    <style:style style:name="T283" style:family="text">
      <style:text-properties fo:color="#407927" fo:font-weight="bold" officeooo:rsid="009e5230" style:font-weight-asian="bold" style:font-weight-complex="bold"/>
    </style:style>
    <style:style style:name="T284" style:family="text">
      <style:text-properties fo:color="#407927" fo:font-weight="bold" officeooo:rsid="009f19c7" style:font-weight-asian="bold" style:font-weight-complex="bold"/>
    </style:style>
    <style:style style:name="T285" style:family="text">
      <style:text-properties fo:color="#407927" fo:font-weight="bold" officeooo:rsid="00fbb711" style:font-weight-asian="bold" style:font-weight-complex="bold"/>
    </style:style>
    <style:style style:name="T286" style:family="text">
      <style:text-properties fo:color="#407927" fo:font-weight="bold" officeooo:rsid="00f35858" style:font-weight-asian="bold" style:font-weight-complex="bold"/>
    </style:style>
    <style:style style:name="T287" style:family="text">
      <style:text-properties fo:color="#407927" fo:font-weight="bold" officeooo:rsid="00f68605" style:font-weight-asian="bold" style:font-weight-complex="bold"/>
    </style:style>
    <style:style style:name="T288" style:family="text">
      <style:text-properties fo:color="#407927" fo:font-weight="bold" officeooo:rsid="017c9522" style:font-weight-asian="bold" style:font-weight-complex="bold"/>
    </style:style>
    <style:style style:name="T289" style:family="text">
      <style:text-properties fo:color="#407927" fo:font-weight="bold" officeooo:rsid="01366fe2" style:font-weight-asian="bold" style:font-weight-complex="bold"/>
    </style:style>
    <style:style style:name="T290" style:family="text">
      <style:text-properties fo:color="#407927" fo:font-style="normal" fo:font-weight="bold" officeooo:rsid="00c2242d" style:font-style-asian="normal" style:font-weight-asian="bold" style:font-style-complex="normal" style:font-weight-complex="bold"/>
    </style:style>
    <style:style style:name="T291" style:family="text">
      <style:text-properties fo:color="#407927" fo:font-style="normal" fo:font-weight="bold" officeooo:rsid="00c7f5e0" style:font-style-asian="normal" style:font-weight-asian="bold" style:font-style-complex="normal" style:font-weight-complex="bold"/>
    </style:style>
    <style:style style:name="T292" style:family="text">
      <style:text-properties fo:color="#407927" fo:font-style="normal" fo:font-weight="bold" officeooo:rsid="00ccaf7e" style:font-style-asian="normal" style:font-weight-asian="bold" style:font-style-complex="normal" style:font-weight-complex="bold"/>
    </style:style>
    <style:style style:name="T293" style:family="text">
      <style:text-properties fo:color="#407927" fo:font-style="normal" fo:font-weight="bold" officeooo:rsid="00cdfbc5" style:font-style-asian="normal" style:font-weight-asian="bold" style:font-style-complex="normal" style:font-weight-complex="bold"/>
    </style:style>
    <style:style style:name="T294" style:family="text">
      <style:text-properties fo:color="#407927" fo:font-style="normal" style:font-style-asian="normal" style:font-style-complex="normal"/>
    </style:style>
    <style:style style:name="T295" style:family="text">
      <style:text-properties officeooo:rsid="00a25fd1"/>
    </style:style>
    <style:style style:name="T296" style:family="text">
      <style:text-properties officeooo:rsid="00a2aa1c"/>
    </style:style>
    <style:style style:name="T297" style:family="text">
      <style:text-properties officeooo:rsid="011a9f29"/>
    </style:style>
    <style:style style:name="T298" style:family="text">
      <style:text-properties officeooo:rsid="0186ffbd"/>
    </style:style>
    <style:style style:name="T299" style:family="text">
      <style:text-properties officeooo:rsid="008f1a3e"/>
    </style:style>
    <style:style style:name="T300" style:family="text">
      <style:text-properties officeooo:rsid="008fe95f"/>
    </style:style>
    <style:style style:name="T301" style:family="text">
      <style:text-properties officeooo:rsid="00b9a72a"/>
    </style:style>
    <style:style style:name="T302" style:family="text">
      <style:text-properties officeooo:rsid="009382b8"/>
    </style:style>
    <style:style style:name="T303" style:family="text">
      <style:text-properties officeooo:rsid="0094a41c"/>
    </style:style>
    <style:style style:name="T304" style:family="text">
      <style:text-properties officeooo:rsid="006e9a41"/>
    </style:style>
    <style:style style:name="T305" style:family="text">
      <style:text-properties officeooo:rsid="006f1d96"/>
    </style:style>
    <style:style style:name="T306" style:family="text">
      <style:text-properties officeooo:rsid="01423904"/>
    </style:style>
    <style:style style:name="T307" style:family="text">
      <style:text-properties officeooo:rsid="013fde80"/>
    </style:style>
    <style:style style:name="T308" style:family="text">
      <style:text-properties officeooo:rsid="01435f06"/>
    </style:style>
    <style:style style:name="T309" style:family="text">
      <style:text-properties officeooo:rsid="01468fc4"/>
    </style:style>
    <style:style style:name="T310" style:family="text">
      <style:text-properties officeooo:rsid="00a0733e"/>
    </style:style>
    <style:style style:name="T311" style:family="text">
      <style:text-properties officeooo:rsid="011b8fbd"/>
    </style:style>
    <style:style style:name="T312" style:family="text">
      <style:text-properties officeooo:rsid="00fbbc7d"/>
    </style:style>
    <style:style style:name="T313" style:family="text">
      <style:text-properties officeooo:rsid="0127eb4a"/>
    </style:style>
    <style:style style:name="T314" style:family="text">
      <style:text-properties officeooo:rsid="012803bd"/>
    </style:style>
    <style:style style:name="T315" style:family="text">
      <style:text-properties officeooo:rsid="00a43786"/>
    </style:style>
    <style:style style:name="T316" style:family="text">
      <style:text-properties fo:color="#5565af" fo:font-weight="bold" style:font-weight-asian="bold" style:font-weight-complex="bold"/>
    </style:style>
    <style:style style:name="T317" style:family="text">
      <style:text-properties fo:color="#5565af" fo:font-weight="bold" officeooo:rsid="00daf0e7" style:font-weight-asian="bold" style:font-weight-complex="bold"/>
    </style:style>
    <style:style style:name="T318" style:family="text">
      <style:text-properties fo:color="#5565af" fo:font-weight="bold" officeooo:rsid="00dc53bf" style:font-weight-asian="bold" style:font-weight-complex="bold"/>
    </style:style>
    <style:style style:name="T319" style:family="text">
      <style:text-properties fo:color="#5565af" fo:font-style="normal" fo:font-weight="bold" style:font-style-asian="normal" style:font-weight-asian="bold" style:font-style-complex="normal" style:font-weight-complex="bold"/>
    </style:style>
    <style:style style:name="T320" style:family="text">
      <style:text-properties fo:color="#5565af" fo:font-style="normal" fo:font-weight="bold" officeooo:rsid="00dc53bf" style:font-style-asian="normal" style:font-weight-asian="bold" style:font-style-complex="normal" style:font-weight-complex="bold"/>
    </style:style>
    <style:style style:name="T321" style:family="text">
      <style:text-properties fo:color="#5565af" fo:font-style="normal" fo:font-weight="bold" officeooo:rsid="00635326" style:font-style-asian="normal" style:font-weight-asian="bold" style:font-style-complex="normal" style:font-weight-complex="bold"/>
    </style:style>
    <style:style style:name="T322" style:family="text">
      <style:text-properties fo:color="#5565af" fo:font-style="normal" fo:font-weight="bold" officeooo:rsid="00de3373" style:font-style-asian="normal" style:font-weight-asian="bold" style:font-style-complex="normal" style:font-weight-complex="bold"/>
    </style:style>
    <style:style style:name="T323" style:family="text">
      <style:text-properties fo:color="#5565af" fo:font-style="normal" fo:font-weight="bold" officeooo:rsid="00e8719f" style:font-style-asian="normal" style:font-weight-asian="bold" style:font-style-complex="normal" style:font-weight-complex="bold"/>
    </style:style>
    <style:style style:name="T324" style:family="text">
      <style:text-properties fo:color="#5565af" fo:font-style="normal" fo:font-weight="bold" officeooo:rsid="00e8e50b" style:font-style-asian="normal" style:font-weight-asian="bold" style:font-style-complex="normal" style:font-weight-complex="bold"/>
    </style:style>
    <style:style style:name="T325" style:family="text">
      <style:text-properties fo:color="#5565af" fo:font-style="normal" fo:font-weight="bold" officeooo:rsid="00ac7be9" style:font-style-asian="normal" style:font-weight-asian="bold" style:font-style-complex="normal" style:font-weight-complex="bold"/>
    </style:style>
    <style:style style:name="T326" style:family="text">
      <style:text-properties fo:color="#5565af" fo:font-style="normal" fo:font-weight="bold" officeooo:rsid="00b8b2b6" style:font-style-asian="normal" style:font-weight-asian="bold" style:font-style-complex="normal" style:font-weight-complex="bold"/>
    </style:style>
    <style:style style:name="T327" style:family="text">
      <style:text-properties fo:color="#5565af" fo:font-style="normal" fo:font-weight="bold" officeooo:rsid="00bcd4aa" style:font-style-asian="normal" style:font-weight-asian="bold" style:font-style-complex="normal" style:font-weight-complex="bold"/>
    </style:style>
    <style:style style:name="T328" style:family="text">
      <style:text-properties fo:color="#5565af" fo:font-style="normal" fo:font-weight="bold" officeooo:rsid="00c2e83a" style:font-style-asian="normal" style:font-weight-asian="bold" style:font-style-complex="normal" style:font-weight-complex="bold"/>
    </style:style>
    <style:style style:name="T329" style:family="text">
      <style:text-properties fo:color="#5565af" fo:font-style="normal" fo:font-weight="bold" officeooo:rsid="00c5b6b4" style:font-style-asian="normal" style:font-weight-asian="bold" style:font-style-complex="normal" style:font-weight-complex="bold"/>
    </style:style>
    <style:style style:name="T330" style:family="text">
      <style:text-properties fo:color="#5565af" fo:font-style="normal" fo:font-weight="bold" officeooo:rsid="00c767c3" style:font-style-asian="normal" style:font-weight-asian="bold" style:font-style-complex="normal" style:font-weight-complex="bold"/>
    </style:style>
    <style:style style:name="T331" style:family="text">
      <style:text-properties fo:color="#5565af" fo:font-style="normal" style:font-style-asian="normal" style:font-style-complex="normal"/>
    </style:style>
    <style:style style:name="T332" style:family="text">
      <style:text-properties officeooo:rsid="017c1007"/>
    </style:style>
    <style:style style:name="T333" style:family="text">
      <style:text-properties officeooo:rsid="010f7594"/>
    </style:style>
    <style:style style:name="T334" style:family="text">
      <style:text-properties officeooo:rsid="010e897b"/>
    </style:style>
    <style:style style:name="T335" style:family="text">
      <style:text-properties officeooo:rsid="010bba0c"/>
    </style:style>
    <style:style style:name="T336" style:family="text">
      <style:text-properties officeooo:rsid="010c196f"/>
    </style:style>
    <style:style style:name="T337" style:family="text">
      <style:text-properties officeooo:rsid="011ff647"/>
    </style:style>
    <style:style style:name="T338" style:family="text">
      <style:text-properties style:text-position="super 58%" fo:font-weight="bold" style:font-weight-asian="bold" style:font-weight-complex="bold"/>
    </style:style>
    <style:style style:name="T339" style:family="text">
      <style:text-properties officeooo:rsid="01299b3e"/>
    </style:style>
    <style:style style:name="T340" style:family="text">
      <style:text-properties officeooo:rsid="0125b640"/>
    </style:style>
    <style:style style:name="T341" style:family="text">
      <style:text-properties officeooo:rsid="01497944"/>
    </style:style>
    <style:style style:name="T342" style:family="text">
      <style:text-properties officeooo:rsid="014bf8cf"/>
    </style:style>
    <style:style style:name="T343" style:family="text">
      <style:text-properties officeooo:rsid="014c8512"/>
    </style:style>
    <style:style style:name="T344" style:family="text">
      <style:text-properties officeooo:rsid="014d71ae"/>
    </style:style>
    <style:style style:name="T345" style:family="text">
      <style:text-properties officeooo:rsid="014e7148"/>
    </style:style>
    <style:style style:name="T346" style:family="text">
      <style:text-properties officeooo:rsid="014fa6ef"/>
    </style:style>
    <style:style style:name="T347" style:family="text">
      <style:text-properties officeooo:rsid="0162d26c"/>
    </style:style>
    <style:style style:name="T348" style:family="text">
      <style:text-properties officeooo:rsid="015013a0"/>
    </style:style>
    <style:style style:name="T349" style:family="text">
      <style:text-properties officeooo:rsid="014fe331"/>
    </style:style>
    <style:style style:name="T350" style:family="text">
      <style:text-properties officeooo:rsid="0151dbb3"/>
    </style:style>
    <style:style style:name="T351" style:family="text">
      <style:text-properties officeooo:rsid="0150574f"/>
    </style:style>
    <style:style style:name="T352" style:family="text">
      <style:text-properties officeooo:rsid="00cd486a"/>
    </style:style>
    <style:style style:name="T353" style:family="text">
      <style:text-properties officeooo:rsid="00d20e37"/>
    </style:style>
    <style:style style:name="T354" style:family="text">
      <style:text-properties officeooo:rsid="00d34741"/>
    </style:style>
    <style:style style:name="T355" style:family="text">
      <style:text-properties officeooo:rsid="00d42e4e"/>
    </style:style>
    <style:style style:name="T356" style:family="text">
      <style:text-properties officeooo:rsid="00d8c202"/>
    </style:style>
    <style:style style:name="T357" style:family="text">
      <style:text-properties officeooo:rsid="00daac30"/>
    </style:style>
    <style:style style:name="T358" style:family="text">
      <style:text-properties officeooo:rsid="00ddf758"/>
    </style:style>
    <style:style style:name="T359" style:family="text">
      <style:text-properties officeooo:rsid="00e556d2"/>
    </style:style>
    <style:style style:name="T360" style:family="text">
      <style:text-properties officeooo:rsid="00e7487e"/>
    </style:style>
    <style:style style:name="T361" style:family="text">
      <style:text-properties officeooo:rsid="00e7bdf7"/>
    </style:style>
    <style:style style:name="T362" style:family="text">
      <style:text-properties officeooo:rsid="00e8885d"/>
    </style:style>
    <style:style style:name="T363" style:family="text">
      <style:text-properties officeooo:rsid="00ea3e7c"/>
    </style:style>
    <style:style style:name="T364" style:family="text">
      <style:text-properties officeooo:rsid="00eb493e"/>
    </style:style>
    <style:style style:name="T365" style:family="text">
      <style:text-properties officeooo:rsid="00ebe73e"/>
    </style:style>
    <style:style style:name="T366" style:family="text">
      <style:text-properties officeooo:rsid="00edb7cb"/>
    </style:style>
    <style:style style:name="T367" style:family="text">
      <style:text-properties officeooo:rsid="00ef2df5"/>
    </style:style>
    <style:style style:name="T368" style:family="text">
      <style:text-properties officeooo:rsid="00f0f656"/>
    </style:style>
    <style:style style:name="T369" style:family="text">
      <style:text-properties officeooo:rsid="00f2675a"/>
    </style:style>
    <style:style style:name="T370" style:family="text">
      <style:text-properties officeooo:rsid="00f5b891"/>
    </style:style>
    <style:style style:name="T371" style:family="text">
      <style:text-properties officeooo:rsid="00f736ee"/>
    </style:style>
    <style:style style:name="T372" style:family="text">
      <style:text-properties officeooo:rsid="00f8bbb0"/>
    </style:style>
    <style:style style:name="T373" style:family="text">
      <style:text-properties officeooo:rsid="00fa7b3e"/>
    </style:style>
    <style:style style:name="T374" style:family="text">
      <style:text-properties officeooo:rsid="00fb3685"/>
    </style:style>
    <style:style style:name="T375" style:family="text">
      <style:text-properties officeooo:rsid="00fc7532"/>
    </style:style>
    <style:style style:name="T376" style:family="text">
      <style:text-properties officeooo:rsid="0101bace"/>
    </style:style>
    <style:style style:name="T377" style:family="text">
      <style:text-properties officeooo:rsid="010aaf8d"/>
    </style:style>
    <style:style style:name="T378" style:family="text">
      <style:text-properties officeooo:rsid="010c7d1d"/>
    </style:style>
    <style:style style:name="T379" style:family="text">
      <style:text-properties officeooo:rsid="010dd080"/>
    </style:style>
    <style:style style:name="T380" style:family="text">
      <style:text-properties officeooo:rsid="010fc58b"/>
    </style:style>
    <style:style style:name="T381" style:family="text">
      <style:text-properties officeooo:rsid="0117b3cb"/>
    </style:style>
    <style:style style:name="T382" style:family="text">
      <style:text-properties officeooo:rsid="000e3864"/>
    </style:style>
    <style:style style:name="T383" style:family="text">
      <style:text-properties officeooo:rsid="001024ac"/>
    </style:style>
    <style:style style:name="T384" style:family="text">
      <style:text-properties officeooo:rsid="01191998"/>
    </style:style>
    <style:style style:name="T385" style:family="text">
      <style:text-properties officeooo:rsid="011a92ae"/>
    </style:style>
    <style:style style:name="T386" style:family="text">
      <style:text-properties officeooo:rsid="011b87ff"/>
    </style:style>
    <style:style style:name="T387" style:family="text">
      <style:text-properties officeooo:rsid="011c4078"/>
    </style:style>
    <style:style style:name="T388" style:family="text">
      <style:text-properties officeooo:rsid="011db5af"/>
    </style:style>
    <style:style style:name="T389" style:family="text">
      <style:text-properties officeooo:rsid="0120b1c9"/>
    </style:style>
    <style:style style:name="T390" style:family="text">
      <style:text-properties officeooo:rsid="01231d05"/>
    </style:style>
    <style:style style:name="T391" style:family="text">
      <style:text-properties officeooo:rsid="0123d09f"/>
    </style:style>
    <style:style style:name="T392" style:family="text">
      <style:text-properties officeooo:rsid="01244d9d"/>
    </style:style>
    <style:style style:name="T393" style:family="text">
      <style:text-properties officeooo:rsid="0127e428"/>
    </style:style>
    <style:style style:name="T394" style:family="text">
      <style:text-properties style:font-size-asian="14pt"/>
    </style:style>
    <style:style style:name="T395" style:family="text">
      <style:text-properties style:font-size-asian="14pt" style:font-weight-complex="bold"/>
    </style:style>
    <style:style style:name="T396" style:family="text">
      <style:text-properties officeooo:rsid="01306bf9"/>
    </style:style>
    <style:style style:name="T397" style:family="text">
      <style:text-properties officeooo:rsid="0130bdcf"/>
    </style:style>
    <style:style style:name="T398" style:family="text">
      <style:text-properties officeooo:rsid="0131c86c"/>
    </style:style>
    <style:style style:name="T399" style:family="text">
      <style:text-properties officeooo:rsid="0134865a"/>
    </style:style>
    <style:style style:name="T400" style:family="text">
      <style:text-properties officeooo:rsid="01366fe2"/>
    </style:style>
    <style:style style:name="T401" style:family="text">
      <style:text-properties officeooo:rsid="013de9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The Witcher 3: Enhanced Edition – Step by Step</text:p>
      <text:p text:style-name="P94">- Guide by Lady Glass -</text:p>
      <text:p text:style-name="P27"/>
      <text:p text:style-name="P188">Installation <text:span text:style-name="T122">(Modders)</text:span></text:p>
      <text:p text:style-name="P28">Unpack the archive. Put the three folders in your Witcher 3 top level directory. Overwrite your <text:span text:style-name="T123">input.settings </text:span>file with the included <text:span text:style-name="T123">input.settings </text:span>file.</text:p>
      <text:p text:style-name="P27"/>
      <text:p text:style-name="P192"><text:span text:style-name="T131">Installation (</text:span><text:span text:style-name="T132">Casual</text:span><text:span text:style-name="T131">)</text:span></text:p>
      <text:p text:style-name="P27"><text:span text:style-name="T133">Find your Witcher 3 </text:span><text:span text:style-name="T135">top level directory</text:span><text:span text:style-name="T160">. This is a folder called “The Witcher 3” which contains folders named </text:span><text:span text:style-name="T135">bin</text:span><text:span text:style-name="T160">, </text:span><text:span text:style-name="T135">content</text:span><text:span text:style-name="T160">, </text:span><text:span text:style-name="T135">DLC</text:span><text:span text:style-name="T160">, and more. </text:span><text:span text:style-name="T161">If you cannot find this location on your computer, consult </text:span><text:a xlink:type="simple" xlink:href="https://wghost81.wordpress.com/2017/10/04/basic-guide-to-installing-the-witcher-3-mods/" text:style-name="Internet_20_link" text:visited-style-name="Visited_20_Internet_20_Link"><text:span text:style-name="T161">this guide</text:span></text:a><text:span text:style-name="T161">.</text:span></text:p>
      <text:p text:style-name="P29"><text:span text:style-name="T161">T</text:span><text:span text:style-name="T159">he download of the mod is packed in 7zip (.7z) format. Unpack it with any archiving software (</text:span><text:span text:style-name="T161">free download </text:span><text:a xlink:type="simple" xlink:href="http://7zip.org/" text:style-name="Internet_20_link" text:visited-style-name="Visited_20_Internet_20_Link"><text:span text:style-name="T161">here</text:span></text:a><text:span text:style-name="T161">). </text:span><text:span text:style-name="T159">Move the three folders from the archive, </text:span><text:span text:style-name="T162">called</text:span><text:span text:style-name="T159"> </text:span><text:span text:style-name="T134">bin</text:span><text:span text:style-name="T159">, </text:span><text:span text:style-name="T134">DLC</text:span><text:span text:style-name="T159">,</text:span><text:span text:style-name="T134"> </text:span><text:span text:style-name="T159">and </text:span><text:span text:style-name="T134">Mods</text:span><text:span text:style-name="T159">, to your Witcher 3 top level directory.</text:span></text:p>
      <text:p text:style-name="P29"><text:span text:style-name="T159">If you’ve done this step correctly, then the </text:span><text:span text:style-name="T134">DLC </text:span><text:span text:style-name="T159">folder in your Witcher 3 top level directory will contain (among others) two subfolders named </text:span><text:span text:style-name="T148">dlc</text:span><text:span text:style-name="T147">W3EE</text:span><text:span text:style-name="T159"> and </text:span><text:span text:style-name="T134">DLC1</text:span><text:span text:style-name="T159">.</text:span></text:p>
      <text:p text:style-name="P29"><text:span text:style-name="T159">Find your </text:span><text:span text:style-name="T123">input.settings</text:span><text:span text:style-name="T86"> file, located in </text:span><text:span text:style-name="T75">C:\Users\[your name]\Documents\The Witcher 3</text:span><text:span text:style-name="T86">, or </text:span><text:span text:style-name="T75">This PC\Documents\The Witcher 3</text:span><text:span text:style-name="T86">. Delete that file and replace it with the </text:span><text:span text:style-name="T123">input.settings</text:span><text:span text:style-name="T86"> file provided in the mod download.</text:span></text:p>
      <text:p text:style-name="P34"/>
      <text:p text:style-name="P191">Installation (First Launch)</text:p>
      <text:p text:style-name="P185"><text:span text:style-name="T163">After installing all mod files to the correct locations, launch </text:span><text:span text:style-name="T164">your game</text:span><text:span text:style-name="T163">. Before the game window appears, a window named “</text:span><text:span text:style-name="T9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92">.</text:span></text:p>
      <text:p text:style-name="P30"><text:span text:style-name="T92">I</text:span><text:span text:style-name="T91">f the game starts without errors, close it and start it again. Always take this extra step any time the “REDengine 3” window appears. Your game </text:span><text:span text:style-name="T107">will</text:span><text:span text:style-name="T91"> contain errors no one can fix if you forget to </text:span><text:span text:style-name="T108">close and r</text:span><text:span text:style-name="T107">eopen</text:span><text:span text:style-name="T91"> it after it compiles its scripts.</text:span></text:p>
      <text:p text:style-name="P35"><text:soft-page-break/></text:p>
      <text:p text:style-name="P193">Installation (Updating)</text:p>
      <text:p text:style-name="P31"><text:span text:style-name="T91">If you already have </text:span><text:span text:style-name="T124">The Witcher 3: Enhanced Edition</text:span><text:span text:style-name="T91"> installed </text:span><text:span text:style-name="T93">and you wish to install a new version, check the </text:span><text:span text:style-name="T109">version numbers</text:span><text:span text:style-name="T93"> of the old installation and the new installation. Version numbers are broken into two halves by a decimal point (.), the </text:span><text:span text:style-name="T109">major version</text:span><text:span text:style-name="T93"> on the left and the </text:span><text:span text:style-name="T109">minor version</text:span><text:span text:style-name="T93"> on the right. If the major version of the new installation does </text:span><text:span text:style-name="T109">not</text:span><text:span text:style-name="T93"> match your current installation, you will need to start a new game after updating the mod. Do not continue on a previous save file.</text:span></text:p>
      <text:p text:style-name="P32"><text:span text:style-name="T93">B</text:span><text:span text:style-name="T91">efore installing a new version, visit the </text:span><text:span text:style-name="T107">DLC </text:span><text:span text:style-name="T91">folder in your Witcher 3 top level directory and delete the subfolders named </text:span><text:span text:style-name="T107">KOTW</text:span><text:span text:style-name="T91">, </text:span><text:span text:style-name="T107">W3EEDLC</text:span><text:span text:style-name="T91">, </text:span><text:span text:style-name="T102">and </text:span><text:span text:style-name="T110">dlcW3EE</text:span><text:span text:style-name="T102"> (not all 3 will be present), </text:span><text:span text:style-name="T91">and visit the </text:span><text:span text:style-name="T107">Mods</text:span><text:span text:style-name="T91"> folder to delete every subfolder with </text:span><text:span text:style-name="T107">W3EE</text:span><text:span text:style-name="T91"> in its name. Then install the update using the instructions above. </text:span><text:span text:style-name="T94">Replacing </text:span><text:span text:style-name="T125">input.settings</text:span><text:span text:style-name="T94"> will remove your custom controls.</text:span></text:p>
      <text:p text:style-name="P36"/>
      <text:p text:style-name="P189"><text:span text:style-name="T87">W</text:span><text:span text:style-name="T86">arnings and Tips</text:span></text:p>
      <text:list xml:id="list294006054" text:style-name="L1">
        <text:list-item>
          <text:p text:style-name="P207"><text:span text:style-name="T94">Y</text:span><text:span text:style-name="T91">ou </text:span><text:span text:style-name="T107">must</text:span><text:span text:style-name="T91"> begin a new game after installing </text:span><text:span text:style-name="T124">Enhanced Edition</text:span><text:span text:style-name="T91">. No exceptions.</text:span></text:p>
        </text:list-item>
        <text:list-item>
          <text:p text:style-name="P207"><text:span text:style-name="T91">New Game Plus is not supported.</text:span></text:p>
        </text:list-item>
        <text:list-item>
          <text:p text:style-name="P207"><text:span text:style-name="T91">You can change the controls to your liking using the in-game menu located in </text:span><text:span text:style-name="T107">Options &gt; Key Bindings</text:span><text:span text:style-name="T91">. While you have this menu open, do </text:span><text:span text:style-name="T107">not</text:span><text:span text:style-name="T9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24">input.settings</text:span><text:span text:style-name="T91"> file.</text:span></text:p>
        </text:list-item>
        <text:list-item>
          <text:p text:style-name="P208"><text:span text:style-name="T170">Enhanced Edition</text:span><text:span text:style-name="T91"> does not care if</text:span><text:span text:style-name="T95"> </text:span><text:a xlink:type="simple" xlink:href="https://www.nexusmods.com/witcher3/mods/2134" text:style-name="Internet_20_link" text:visited-style-name="Visited_20_Internet_20_Link"><text:span text:style-name="T113">Unification Patch</text:span></text:a><text:span text:style-name="T95"> is or is not present. Do not play versions of </text:span><text:span text:style-name="T171">The Witcher 3: Wild Hunt</text:span><text:span text:style-name="T95"> older than 1.31 (September 12, 2016). If you do not know your version number, </text:span><text:span text:style-name="T96">check the game’s main menu.</text:span></text:p>
        </text:list-item>
        <text:list-item>
          <text:p text:style-name="P209"><text:span text:style-name="T183">Enhanced Edition</text:span><text:span text:style-name="T7"> is distributed only in English. </text:span><text:span text:style-name="Bekezdés_20_alapbetűtípusa"><text:span text:style-name="T121">If you play in another language, look for the translations at the top of the description page.</text:span></text:span><text:span text:style-name="T7"> </text:span><text:span text:style-name="T63">If no translation is </text:span><text:soft-page-break/><text:span text:style-name="T63">available, </text:span><text:span text:style-name="T7">you will have to force the game to load </text:span><text:span text:style-name="T183">Enhanced Edition</text:span><text:span text:style-name="T7">’s English text, </text:span><text:span text:style-name="T8">or many text boxes will appear blank. Go to the </text:span><text:span text:style-name="T77">Mods</text:span><text:span text:style-name="T8"> folder in your Witcher 3 top level directory. Visit each of the subfolders with </text:span><text:span text:style-name="T77">W3EE</text:span><text:span text:style-name="T8"> in its name, and in the </text:span><text:span text:style-name="T77">content</text:span><text:span text:style-name="T8"> subfolder you will find a file named </text:span><text:span text:style-name="T77">en.w3strings</text:span><text:span text:style-name="T8">. Rename this file, replacing “en” with the two-letter code for your language.</text:span></text:p>
        </text:list-item>
        <text:list-item>
          <text:p text:style-name="P210"><text:span text:style-name="T7">If Enhanced Edition is causing a performance drop, go to </text:span><text:span text:style-name="T78">Options &gt; Mods &gt; W3EE &gt; Addons &gt; Friendly HUD &gt; 3D Markers</text:span><text:span text:style-name="T7">, and set “Enable 3D Markers” to </text:span><text:span text:style-name="T78">off</text:span><text:span text:style-name="T7">.</text:span></text:p>
        </text:list-item>
        <text:list-item>
          <text:p text:style-name="P211"><text:span text:style-name="T8">I</text:span><text:span text:style-name="T1">nstead of installing a mod to change the timescale of the game, </text:span><text:span text:style-name="T9">go to </text:span><text:span text:style-name="T75">\M</text:span><text:span text:style-name="T79">ods\modW3EEMain\content\scripts\game\r4game.ws</text:span><text:span text:style-name="T9">, find the line “setHoursPerMinute” (line 636) and change the number in the parentheses.</text:span></text:p>
        </text:list-item>
        <text:list-item>
          <text:p text:style-name="P212"><text:span text:style-name="T9">T</text:span><text:span text:style-name="T1">he debug console can be opened with [~]. If this does nothing, edit </text:span>general.ini<text:span text:style-name="T1">, located in </text:span><text:span text:style-name="T75">\bin\config\base</text:span><text:span text:style-name="T1">. Add “</text:span><text:span text:style-name="T75">DBGConsoleOn=true</text:span><text:span text:style-name="T1">” to a new line, then save the file.</text:span></text:p>
        </text:list-item>
      </text:list>
      <text:p text:style-name="P33"/>
      <text:p text:style-name="P190">Installing Other Mods</text:p>
      <text:p text:style-name="P16">Enhanced Edition<text:span text:style-name="T1"> is </text:span><text:span text:style-name="T67">an extensive mod</text:span><text:span text:style-name="T1">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75">Check first</text:span><text:span text:style-name="T1">.</text:span></text:p>
      <text:p text:style-name="P17"><text:span text:style-name="T75">Do not</text:span><text:span text:style-name="T1"> use the “automatic merge” feature of </text:span><text:a xlink:type="simple" xlink:href="https://www.nexusmods.com/witcher3/mods/484" text:style-name="Internet_20_link" text:visited-style-name="Visited_20_Internet_20_Link"><text:span text:style-name="T114">Script Merger</text:span></text:a><text:span text:style-name="T97">. </text:span><text:span text:style-name="T91">Review the comparison screen in KDiff3 and </text:span><text:span text:style-name="T106">edit</text:span><text:span text:style-name="T91"> the script files intelligently to avoid creating bugs.</text:span></text:p>
      <text:p text:style-name="P199">Credits</text:p>
      <text:p text:style-name="P194"/>
      <text:p text:style-name="P19"><text:span text:style-name="T170"><text:tab/>The Witcher 3: Enhanced Edition</text:span><text:span text:style-name="T91"> by Sir Reaperrz, Esq.</text:span></text:p>
      <text:p text:style-name="P19"><text:span text:style-name="T91"><text:tab/>Special contributions by </text:span><text:a xlink:type="simple" xlink:href="https://www.nexusmods.com/witcher3/users/46492267" text:style-name="Internet_20_link" text:visited-style-name="Visited_20_Internet_20_Link"><text:span text:style-name="T112">Corvah</text:span></text:a></text:p>
      <text:p text:style-name="P233"><text:span text:style-name="T173"><text:tab/>W3EE – Lazarus Project </text:span><text:span text:style-name="T103">by </text:span><text:a xlink:type="simple" xlink:href="https://www.nexusmods.com/witcher3/users/227901" text:style-name="Internet_20_link" text:visited-style-name="Visited_20_Internet_20_Link"><text:span text:style-name="T115">falki</text:span></text:a><text:span text:style-name="T103">, </text:span><text:a xlink:type="simple" xlink:href="https://www.nexusmods.com/users/669690" text:style-name="Internet_20_link" text:visited-style-name="Visited_20_Internet_20_Link"><text:span text:style-name="T115">Kolaris</text:span></text:a><text:span text:style-name="T103">, and </text:span><text:a xlink:type="simple" xlink:href="https://www.nexusmods.com/witcher3/users/6598096" text:style-name="Internet_20_link" text:visited-style-name="Visited_20_Internet_20_Link"><text:span text:style-name="T115">Charan666</text:span></text:a></text:p>
      <text:p text:style-name="P233"><text:span text:style-name="T170"><text:tab/>Friendly HUD</text:span><text:span text:style-name="T91"> and </text:span><text:span text:style-name="T104">vanilla bugfixes </text:span><text:span text:style-name="T91">by </text:span><text:a xlink:type="simple" xlink:href="https://www.nexusmods.com/witcher3/users/905332/" text:style-name="Internet_20_link" text:visited-style-name="Visited_20_Internet_20_Link"><text:span text:style-name="T112">Wasteland Ghost</text:span></text:a></text:p>
      <text:p text:style-name="P18"><text:span text:style-name="T170"><text:tab/>Lore-Friendly Economy</text:span><text:span text:style-name="T91"> by </text:span><text:a xlink:type="simple" xlink:href="https://www.nexusmods.com/witcher3/users/42512255" text:style-name="Internet_20_link" text:visited-style-name="Visited_20_Internet_20_Link"><text:span text:style-name="T112">stefan3372</text:span></text:a></text:p>
      <text:p text:style-name="P18"><text:span text:style-name="T170"><text:tab/>Manual Bomb Aiming</text:span><text:span text:style-name="T91"> by </text:span><text:a xlink:type="simple" xlink:href="https://www.nexusmods.com/witcher3/users/591052" text:style-name="Internet_20_link" text:visited-style-name="Visited_20_Internet_20_Link"><text:span text:style-name="T112">Eutirion</text:span></text:a></text:p>
      <text:p text:style-name="P18"><text:span text:style-name="T170"><text:tab/>Primer</text:span><text:span text:style-name="T91"> by </text:span><text:a xlink:type="simple" xlink:href="https://www.nexusmods.com/witcher3/users/28838515" text:style-name="Internet_20_link" text:visited-style-name="Visited_20_Internet_20_Link"><text:span text:style-name="T112">DominusSicarum</text:span></text:a><text:span text:style-name="T91"> and </text:span><text:a xlink:type="simple" xlink:href="https://www.nexusmods.com/witcher3/users/563698" text:style-name="Internet_20_link" text:visited-style-name="Visited_20_Internet_20_Link"><text:span text:style-name="T112">skyliner390</text:span></text:a></text:p>
      <text:p text:style-name="P18"><text:span text:style-name="T170"><text:tab/>Enhanced Targeting</text:span><text:span text:style-name="T91"> by </text:span><text:a xlink:type="simple" xlink:href="https://www.nexusmods.com/witcher3/users/5923686/" text:style-name="Internet_20_link" text:visited-style-name="Visited_20_Internet_20_Link"><text:span text:style-name="T112">Mpstark</text:span></text:a></text:p>
      <text:p text:style-name="P21"><text:span text:style-name="T170"><text:tab/>Immersive Cam</text:span><text:span text:style-name="T91"> by </text:span><text:a xlink:type="simple" xlink:href="https://www.nexusmods.com/witcher3/users/1977596" text:style-name="Internet_20_link" text:visited-style-name="Visited_20_Internet_20_Link"><text:span text:style-name="T112">ksolberg</text:span></text:a></text:p>
      <text:p text:style-name="P22"><text:span text:style-name="T170"><text:tab/>More Quick Slots and Quick Inventory</text:span><text:span text:style-name="T91"> by </text:span><text:a xlink:type="simple" xlink:href="https://www.nexusmods.com/witcher3/users/3224063" text:style-name="Internet_20_link" text:visited-style-name="Visited_20_Internet_20_Link"><text:span text:style-name="T112">Wolfmark</text:span></text:a></text:p>
      <text:p text:style-name="P22"><text:span text:style-name="T170"><text:tab/>All Quest Objectives on Map</text:span><text:span text:style-name="T91"> by </text:span><text:a xlink:type="simple" xlink:href="https://www.nexusmods.com/witcher3/users/3224063" text:style-name="Internet_20_link" text:visited-style-name="Visited_20_Internet_20_Link"><text:span text:style-name="T112">Wolfmark</text:span></text:a></text:p>
      <text:p text:style-name="P18"><text:span text:style-name="T170"><text:tab/></text:span><text:span text:style-name="T172">No Duplicate Relics</text:span><text:span text:style-name="T98"> by </text:span><text:a xlink:type="simple" xlink:href="https://www.nexusmods.com/witcher3/users/40489465" text:style-name="Internet_20_link" text:visited-style-name="Visited_20_Internet_20_Link"><text:span text:style-name="T1">Partoutatix</text:span></text:a></text:p>
      <text:p text:style-name="P18"><text:span text:style-name="T170"><text:tab/>E3 2014 VGX More Blood Mod</text:span><text:span text:style-name="T91"> by </text:span><text:a xlink:type="simple" xlink:href="https://www.nexusmods.com/witcher3/users/3153213/" text:style-name="Internet_20_link" text:visited-style-name="Visited_20_Internet_20_Link"><text:span text:style-name="T112">KNGR</text:span></text:a></text:p>
      <text:p text:style-name="P18"><text:span text:style-name="T91"><text:tab/>Quest reward bugfix by </text:span><text:a xlink:type="simple" xlink:href="https://www.nexusmods.com/witcher3/users/12990900/?" text:style-name="Internet_20_link" text:visited-style-name="Visited_20_Internet_20_Link"><text:span text:style-name="T112">Absamra</text:span></text:a></text:p>
      <text:p text:style-name="P20"><text:span text:style-name="T91"><text:tab/>Special contributions </text:span><text:span text:style-name="T99">by</text:span><text:span text:style-name="T91"> tmentink and BloodyCharacter</text:span></text:p>
      <text:p text:style-name="P37"><text:tab/>Potion bottle asset by RayDess</text:p>
      <text:p text:style-name="P37"><text:tab/>XML edits by PeasantHenry</text:p>
      <text:p text:style-name="P234"><text:span text:style-name="T91"><text:tab/></text:span><text:span text:style-name="T105">Weapon assets by billyro</text:span></text:p>
      <text:p text:style-name="P234"><text:span text:style-name="T91"><text:tab/>VFX </text:span><text:span text:style-name="T105">by</text:span><text:span text:style-name="T91"> </text:span><text:a xlink:type="simple" xlink:href="https://www.nexusmods.com/witcher3/users/6893705/" text:style-name="Internet_20_link" text:visited-style-name="Visited_20_Internet_20_Link"><text:span text:style-name="T112">ScoutbrO</text:span></text:a></text:p>
      <text:p text:style-name="P20"><text:span text:style-name="T91"><text:tab/>Scaleform menu contributions by </text:span><text:a xlink:type="simple" xlink:href="https://www.nexusmods.com/witcher3/users/3812549/" text:style-name="Internet_20_link" text:visited-style-name="Visited_20_Internet_20_Link"><text:span text:style-name="T112">erxv</text:span></text:a></text:p>
      <text:p text:style-name="P235"><text:span text:style-name="T91"><text:tab/>HUD assets </text:span><text:span text:style-name="T100">by </text:span><text:a xlink:type="simple" xlink:href="https://www.nexusmods.com/users/11794098" text:style-name="Internet_20_link" text:visited-style-name="Visited_20_Internet_20_Link"><text:span text:style-name="T1">Hyadum27</text:span></text:a></text:p>
      <text:p text:style-name="P236"><text:span text:style-name="T1"><text:tab/>Description text by </text:span><text:a xlink:type="simple" xlink:href="http://github.com/lady-glass" text:style-name="Internet_20_link" text:visited-style-name="Visited_20_Internet_20_Link"><text:span text:style-name="T1">Lady Glass</text:span></text:a></text:p>
      <text:p text:style-name="P205">Table of Contents</text:p>
      <text:p text:style-name="P198"/>
      <text:p text:style-name="P25"><text:span text:style-name="T91">The manual will proceed </text:span><text:span text:style-name="T107">topically</text:span><text:span text:style-name="T91">, one subject at a time.</text:span><text:span text:style-name="T101"> Topics will be addressed in the following order:</text:span></text:p>
      <text:p text:style-name="P86"/>
      <text:list xml:id="list409709977" text:style-name="L2">
        <text:list-item>
          <text:p text:style-name="P214">Combat Controls</text:p>
        </text:list-item>
        <text:list-item>
          <text:p text:style-name="P215">Combat Concepts</text:p>
        </text:list-item>
        <text:list-item>
          <text:p text:style-name="P215">Exploration and Economy</text:p>
        </text:list-item>
        <text:list-item>
          <text:p text:style-name="P216">Alchemy and Crafting</text:p>
        </text:list-item>
        <text:list-item>
          <text:p text:style-name="P216">Signs and Talents</text:p>
        </text:list-item>
        <text:list-item>
          <text:p text:style-name="P217">Technical Information</text:p>
        </text:list-item>
      </text:list>
      <text:p text:style-name="P205">Combat Controls</text:p>
      <text:p text:style-name="P198"/>
      <text:p text:style-name="P26"><text:span text:style-name="T111"><text:tab/></text:span><text:span text:style-name="T185">- </text:span><text:span text:style-name="T186">At</text:span><text:span text:style-name="T184">tack</text:span></text:p>
      <text:p text:style-name="P1"><text:span text:style-name="T2">[</text:span><text:span text:style-name="T3">Note: </text:span><text:span text:style-name="T4">I</text:span><text:span text:style-name="T5">t is </text:span><text:span text:style-name="T76">strongly recommended</text:span><text:span text:style-name="T5"> that you </text:span><text:span text:style-name="T64">keep</text:span><text:span text:style-name="T5"> “</text:span><text:span text:style-name="T6">Modify Attack Type</text:span><text:span text:style-name="T5">” </text:span><text:span text:style-name="T64">unbound. It </text:span><text:span text:style-name="T5">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text:span><text:span text:style-name="T68">more</text:span><text:span text:style-name="T1"> skill-focused fighting game with an emphasis on player involvement and control. It uses a </text:span><text:span text:style-name="T75">manual targeting</text:span><text:span text:style-name="T1"> system </text:span><text:span text:style-name="T68">by default, which aims </text:span><text:span text:style-name="T1">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237"><text:span text:style-name="T11">Y</text:span><text:span text:style-name="T1">ou will take one step forward with every attack, which may not be enough to reach the enemy in front of you. </text:span><text:span text:style-name="Bekezdés_20_alapbetűtípusa"><text:span text:style-name="T1">To change your attack distance, hold the </text:span></text:span><text:span text:style-name="Bekezdés_20_alapbetűtípusa"><text:span text:style-name="T75">medium distance modifier</text:span></text:span><text:span text:style-name="Bekezdés_20_alapbetűtípusa"><text:span text:style-name="T1"> or the </text:span></text:span><text:span text:style-name="Bekezdés_20_alapbetűtípusa"><text:span text:style-name="T75">long distance modifier</text:span></text:span><text:span text:style-name="Bekezdés_20_alapbetűtípusa"><text:span text:style-name="T1">. These inputs can be customized in </text:span></text:span><text:span text:style-name="Bekezdés_20_alapbetűtípusa"><text:span text:style-name="T75">Options &gt; Key Bindings</text:span></text:span><text:span text:style-name="T75"> </text:span><text:span text:style-name="T1">(recom</text:span><text:span text:style-name="T57">m</text:span><text:span text:style-name="T1">ended bindings: Left Control and Left Shift).</text:span></text:p>
      <text:p text:style-name="P97"/>
      <text:p text:style-name="P95"><text:span text:style-name="T1"><text:tab/></text:span><text:span text:style-name="T75">- </text:span><text:span text:style-name="T80">Attack Bending</text:span></text:p>
      <text:p text:style-name="P98"><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2"/>
      <text:p text:style-name="P96"><text:span text:style-name="T208"><text:tab/></text:span><text:span text:style-name="T81">- Whirl and Rend</text:span></text:p>
      <text:p text:style-name="P99"><text:span text:style-name="T1">Hold fast attack or strong attack </text:span><text:span text:style-name="T16">with a weapon</text:span><text:span text:style-name="T1"> to trigger these alternate attacks.</text:span></text:p>
      <text:p text:style-name="P123"/>
      <text:p text:style-name="P99"><text:span text:style-name="T1"><text:tab/></text:span><text:span text:style-name="T190">- </text:span><text:span text:style-name="T191">Special Attacks</text:span><text:span text:style-name="T1"><text:tab/></text:span></text:p>
      <text:p text:style-name="P100"><text:span text:style-name="T13">I</text:span><text:span text:style-name="T1">f you fast attack while holding the </text:span><text:span text:style-name="T69">parry</text:span><text:span text:style-name="T1"> key, you will perform a stamina-draining kick attack instead of a weapon attack. If you strong attack while holding the </text:span><text:span text:style-name="T69">parry</text:span><text:span text:style-name="T1"> key, </text:span><text:soft-page-break/><text:span text:style-name="T1">you will perform a double heavy attack, which</text:span><text:span text:style-name="T58"> may kill </text:span><text:span text:style-name="T65">human opponents </text:span><text:span text:style-name="T1">instantly if they are missing 70% or more of their health. </text:span><text:span text:style-name="T17">Weapons are required for special attacks.</text:span></text:p>
      <text:p text:style-name="P100"><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75">not</text:span><text:span text:style-name="T1"> whether </text:span><text:span text:style-name="T14">or not</text:span><text:span text:style-name="T1"> you are holding the block input.]</text:span></text:p>
      <text:p text:style-name="P124"/>
      <text:p text:style-name="P100"><text:span text:style-name="T1"><text:tab/></text:span><text:span text:style-name="T190">- </text:span><text:span text:style-name="T192">Block</text:span></text:p>
      <text:p text:style-name="P101"><text:span text:style-name="T1">While you hold the block key, you will </text:span><text:span text:style-name="T69">assume</text:span><text:span text:style-name="T1"> a </text:span><text:span text:style-name="T75">defensive stance</text:span><text:span text:style-name="T1">. Attacks that come at you from the front while you </text:span><text:span text:style-name="T70">defend</text:span><text:span text:style-name="T1"> will be deflected and have no effect. Arrows and bolts can also be deflected, but not liquid projectiles like cockatrice spit.</text:span></text:p>
      <text:p text:style-name="P104"><text:span text:style-name="T1">You must have a weapon </text:span><text:span text:style-name="T18">drawn to </text:span><text:span text:style-name="T70">parry</text:span><text:span text:style-name="T18"> any attack more </text:span><text:span text:style-name="T19">dangerous</text:span><text:span text:style-name="T18"> than a </text:span><text:span text:style-name="T19">bare </text:span><text:span text:style-name="T18">fist.</text:span></text:p>
      <text:p text:style-name="P102"><text:span text:style-name="T71">Parrying</text:span><text:span text:style-name="T1"> an attack costs </text:span><text:span text:style-name="T118">s</text:span><text:span text:style-name="T117">tamina, </text:span><text:span text:style-name="T1">and if you cannot pay the full stamina cost, only part of the incoming damage will be prevented.</text:span></text:p>
      <text:p text:style-name="P240">Every attack you block has a chance <text:span text:style-name="T381">to</text:span> break your guard, deal damage, and stagger you. Some attacks, <text:span text:style-name="T382">such as drowner leaps,</text:span> are <text:span text:style-name="T383">specially </text:span>marked as <text:span text:style-name="T134">unblockable</text:span>, and attempting to block them guarantees a long stagger.</text:p>
      <text:p text:style-name="P240"><text:span text:style-name="T381">See Poise for more information.</text:span></text:p>
      <text:p text:style-name="P125"/>
      <text:p text:style-name="P103"><text:span text:style-name="T1"><text:tab/></text:span><text:span text:style-name="T193">- Counter</text:span></text:p>
      <text:p text:style-name="P109">Press the <text:span text:style-name="T384">parry</text:span> key <text:span text:style-name="T149">once</text:span> while facing an enemy who has just begun an attack to <text:span text:style-name="T134">counter</text:span> that attack. <text:span text:style-name="T212">When you counter an attack, it will deal no damage, unless it is unblockable, in which case it will deal reduced damage. Countering an attack counts as attacking for most purposes, including stamina payment (see Stamina).</text:span></text:p>
      <text:p text:style-name="P110">Without a weapon, you have access only to the <text:span text:style-name="T385">fist</text:span> counter, which can only counter enemy fist attacks. When you counter with a weapon drawn, you will perform <text:span text:style-name="T385">an evasive slash</text:span>, which will miss if you are too far away.</text:p>
      <text:p text:style-name="P111">You can also combine the <text:span text:style-name="T386">parry</text:span> key with the medium distance modifier to change your sword counter to a kick counter, which drains stamina in the same way as the special fast attack (see Special Attacks). The long distance modifier replaces your sword <text:soft-page-break/>counter with a shoulder bash that staggers your opponent. These body-contact counterattacks <text:span text:style-name="T134">do not work</text:span> against most large enemies.</text:p>
      <text:p text:style-name="P112">[February 08, 2019: Kicking some enemies, <text:span text:style-name="T127">e.g.</text:span> ghouls, may cause them to dodge backwards, pulling you with them. There are no plans to change this behavior.]</text:p>
      <text:p text:style-name="P112"/>
      <text:p text:style-name="P112"><text:tab/><text:span text:style-name="T195">- Dodge and Roll</text:span></text:p>
      <text:p text:style-name="P113">Press the dodge key to take a step back. Combine it with the direction inputs to dodge in a specified direction. You can do the same with the roll key.</text:p>
      <text:p text:style-name="P114">Every enemy attack has an invisible cone called the <text:span text:style-name="T134">safe dodge angle</text:span>, which is 90 degrees <text:span text:style-name="T389">(by default)</text:span> pointed straight at you. If you are dodging away from an attack in this angle, you are immune to damage from that attack during the <text:span text:style-name="T150">early middle portion</text:span> <text:span text:style-name="T213">(20% - 60%) </text:span>of the <text:span text:style-name="T352">dodge’s</text:span> animation.</text:p>
      <text:p text:style-name="P114">The first <text:span text:style-name="T387">part of the dodge animation provides no protection and the last part provides reduced protection. Dodges outside the safe angle also provide no protection. Partially dodged attacks are called </text:span><text:span text:style-name="T151">grazes</text:span><text:span text:style-name="T387">.</text:span></text:p>
      <text:p text:style-name="P115">Hold <text:span text:style-name="T388">parry</text:span> while dodging (not rolling) for extra protection; you will be able to counter some of the attacks you would have failed to dodge.</text:p>
      <text:p text:style-name="P115"/>
      <text:p text:style-name="P115"><text:tab/><text:span text:style-name="T196">- </text:span><text:span text:style-name="T197">Jump</text:span></text:p>
      <text:p text:style-name="P118">Roll and jump are on the same key. Roll will be chosen contextually when enemies are near, and jump will be chosen otherwise.</text:p>
      <text:p text:style-name="P118">To roll while no enemies are near, use a fast attack and then roll immediately after. To jump while in combat, sprint first.</text:p>
      <text:p text:style-name="P117"/>
      <text:p text:style-name="P116"><text:tab/><text:span text:style-name="T198">- Sign Casting</text:span></text:p>
      <text:p text:style-name="P119">Selecting a sign using its selection key will immediately cast it. Select a sign using the radial menu if you do not wish to cast it immediately.</text:p>
      <text:p text:style-name="P119"/>
      <text:p text:style-name="P119"><text:soft-page-break/><text:tab/><text:span text:style-name="T194">- </text:span><text:span text:style-name="T199">Crossbows</text:span></text:p>
      <text:p text:style-name="P120">Crossbows require ammunition to fire. Use <text:span text:style-name="T390">your “Use Item” key to load and to fire your crossbow.</text:span> Hold the fire key to aim your crossbow and release it to pull the trigger. Use the jump key while aiming to put your crossbow away without firing it.</text:p>
      <text:p text:style-name="P121">Crossbows can be fired underwater.</text:p>
      <text:p text:style-name="P200">Combat Concepts</text:p>
      <text:p text:style-name="P195"/>
      <text:p text:style-name="P23"><text:span text:style-name="T91"><text:tab/></text:span><text:span text:style-name="T187">- </text:span><text:span text:style-name="T188">Vitality</text:span></text:p>
      <text:p text:style-name="P126">Your health bar appears in red. If it’s not there and you want to see it, hold [Enter] to force <text:span text:style-name="T127">Friendly HUD</text:span> to show it to you. <text:span text:style-name="T214">At the beginning of the game, you have a vitality maximum of 6,000 points. At 0 points, you die. Ways of increasing your maximum vitality are </text:span><text:span text:style-name="T136">uncommon</text:span><text:span text:style-name="T215">. In </text:span><text:span text:style-name="T128">Enhanced Edition</text:span><text:span text:style-name="T216">, increases to your survivability usually take other forms, like points of increased dodge safe angle or evasion speed.</text:span></text:p>
      <text:p text:style-name="P127">Be aware of your <text:span text:style-name="T134">percent vitality</text:span>. As your health bar empties you lose stamina regeneration, vigor regeneration, movement speed, poise, <text:span text:style-name="T369">and even resistance to damage</text:span>. <text:span text:style-name="T217">When you fall below 30% of your maximum vitality, you lose the ability to sprint and run out of combat and will begin to limp.</text:span></text:p>
      <text:p text:style-name="P128">Get your vitality back by consuming food and drink. These consumable items have little immediate impact but have a long duration, making them your primary source of vitality between encounters. <text:span text:style-name="T218">You can only benefit from one food item and one drink item at any time. </text:span><text:span text:style-name="T137">The vitality regeneration of both food and drink is suspended during combat</text:span><text:span text:style-name="T219">, but the stamina regeneration of drink items continues.</text:span></text:p>
      <text:p text:style-name="P129">You can use the time-lapse feature of meditation (see Meditation) to consume multiple food <text:span text:style-name="T220">or drink</text:span> items in succession. You also regenerate 1 point of vitality every second under most circumstances, enabling you to meditate away scratches without consuming food or drink.</text:p>
      <text:p text:style-name="P129"/>
      <text:p text:style-name="P129"><text:tab/><text:span text:style-name="T194">- </text:span><text:span text:style-name="T200">Stamina</text:span></text:p>
      <text:p text:style-name="P130">The stamina <text:span text:style-name="T221">bar </text:span>is yellow and wraps around the <text:span text:style-name="T221">bottom of the wolf medallion. It refills rapidly over time. When you dodge, roll, attack, counter, or sprint, you pay a stamina cost for that action. You do not regenerate stamina while taking an action with a stamina cost, and you do not regenerate stamina until </text:span><text:span text:style-name="T152">one full second</text:span><text:span text:style-name="T391"> after finishing an action with a stamina cost.</text:span></text:p>
      <text:p text:style-name="P131"><text:soft-page-break/>The sword icon on your stamina bar glows when you have high stamina and fades when your stamina bar empties. You <text:span text:style-name="T392">deal more damage the brighter the sword glows, losing up to 40% of your damage output when the bar is empty.</text:span></text:p>
      <text:p text:style-name="P131"><text:span text:style-name="T222">Additionally, attacking while out of stamina will severely slow your movement.</text:span></text:p>
      <text:p text:style-name="P131"/>
      <text:p text:style-name="P131"><text:tab/><text:span text:style-name="T194">- </text:span><text:span text:style-name="T201">Vigor</text:span></text:p>
      <text:p text:style-name="P132">The red half-wheel to the left of the medallion is vigor. Every sign you cast in its standard mode costs <text:span text:style-name="T263">1</text:span> <text:span text:style-name="T134">vigor point</text:span>, one-third of the full bar. <text:span text:style-name="T223">Every point of vigor missing from your meter reduces your damage by 10%, down to a minimum of 70% when all vigor has been spent.</text:span></text:p>
      <text:p text:style-name="P133">The alternate modes of Aard, Yrden, and Axii also cost <text:span text:style-name="T263">1</text:span> vigor point. The alternate modes of Igni and Quen cost vigor continuously while they are cast.</text:p>
      <text:p text:style-name="P133">Casting a sign imposes <text:span text:style-name="T393">a regeneration delay that ends </text:span><text:span text:style-name="T153">one second after</text:span><text:span text:style-name="T393"> you cease casting the sign</text:span>. The standard mode of Quen also impedes vigor regeneration, reducing it to one-half speed while the shield is present.</text:p>
      <text:p text:style-name="P133"/>
      <text:p text:style-name="P133"><text:tab/><text:span text:style-name="T202">- Toxicity</text:span></text:p>
      <text:p text:style-name="P134">Below the health bar is a bar with a skull icon at one end. This bar fills up bright green with <text:span text:style-name="T134">toxicity points</text:span> when you drink your alchemy creations. By default, it holds up to 100 points. There is no special effect or penalty for <text:span text:style-name="T353">completely </text:span>filling up the bar, but you cannot consume an alchemy product that would put your toxicity total above your toxicity maximum.</text:p>
      <text:p text:style-name="P134">You have a 50-point toxicity <text:span text:style-name="T134">safe threshold</text:span>, and any number of toxicity points below this number will have no adverse effect on you. Toxicity above this amount will deal steady damage to your vitality. <text:span text:style-name="T224">Note that increases to your maximum toxicity do not automatically increase your safe threshold, but they do reduce damage.</text:span></text:p>
      <text:p text:style-name="P135">Toxicity <text:span text:style-name="T134">constantly </text:span><text:span text:style-name="T154">dissipates </text:span>at a slow rate. Toxicity points associated with an alchemy product begin to clear faster once that alchemy product has worn off.</text:p>
      <text:p text:style-name="P135"><text:soft-page-break/></text:p>
      <text:p text:style-name="P135"><text:tab/><text:span text:style-name="T194">- </text:span><text:span text:style-name="T203">Adrenaline</text:span></text:p>
      <text:p text:style-name="P136">Adrenaline points are temporary boosts you can get in combat. They appear <text:span text:style-name="T354">among</text:span> the buffs on your HUD as a percent over a picture of a heart. <text:span text:style-name="T225">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241">You gain 12 points of adrenaline when you take a hit, 5 for killing an enemy, 2 for landing a hit, and 1 for countering an attack. <text:span text:style-name="Bekezdés_20_alapbetűtípusa"><text:span text:style-name="T394">Adrenaline gain is severely penalized while </text:span></text:span><text:span text:style-name="Bekezdés_20_alapbetűtípusa"><text:span text:style-name="T158">vitality is high </text:span></text:span><text:span text:style-name="Bekezdés_20_alapbetűtípusa"><text:span text:style-name="T395">and they rapidly fall off after a few seconds of inaction</text:span></text:span><text:span text:style-name="Bekezdés_20_alapbetűtípusa"><text:span text:style-name="T394">.</text:span></text:span></text:p>
      <text:p text:style-name="P137"/>
      <text:p text:style-name="P137"><text:tab/><text:span text:style-name="T204">- Poise</text:span></text:p>
      <text:p text:style-name="P138">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38">Every point of poise gives you 1% chance to resist the stagger effect of <text:span text:style-name="T134">any attack you could </text:span><text:span text:style-name="T155">parry</text:span>. Once your poise reaches 110, you can resist <text:span text:style-name="T355">the staggering effect of unblockable attacks</text:span>. <text:span text:style-name="T355">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38"/>
      <text:p text:style-name="P138"><text:tab/><text:span text:style-name="T194">- </text:span><text:span text:style-name="T205">Injuries</text:span></text:p>
      <text:p text:style-name="P139">Every unblocked attack that hits its target has a 2% chance to <text:span text:style-name="T134">injure</text:span> the victim, including you. The second swing of the strong special attack (see Special Attacks) <text:soft-page-break/>comes with a guaranteed injury if both swings of the attack connect. <text:span text:style-name="T226">Injuries are randomly selected from a table of options. Everyone is immune to all injuries they already have.</text:span></text:p>
      <text:p text:style-name="P140">Limb (arm, leg, wing) injuries cause immense pain when moving. When you dodge with a leg injury or attack with an arm/wing injury, there is a chance that your action is interrupted by a brief stagger. <text:span text:style-name="T265">The chance is 10% on attacks and 20% on dodges.</text:span></text:p>
      <text:p text:style-name="P141">Chest and spine injuries apply 5 stacks of bleeding (see Status Effects) immediately. Spine injuries increase <text:span text:style-name="T396">also </text:span>the damage you take from behind.</text:p>
      <text:p text:style-name="P141">Head injuries briefly blind you and inhibit stamina regeneration.</text:p>
      <text:p text:style-name="P142">Injuries remain until the victim is restored to full health, and are then removed.</text:p>
      <text:p text:style-name="P142"/>
      <text:p text:style-name="P141"><text:tab/><text:span text:style-name="T194">- </text:span><text:span text:style-name="T207">Finishers</text:span></text:p>
      <text:p text:style-name="P143">Also called “executes,” “<text:span text:style-name="T397">killmoves</text:span>,” or “finishing moves,” you score one of these by <text:span text:style-name="T397">killing any human enemy with a fast attack, then a</text:span>t<text:span text:style-name="T397">tacking them again while they have their hands over their throat</text:span>. <text:span text:style-name="T227">Choose which finisher to use by combining your attack input with a direction key.</text:span></text:p>
      <text:p text:style-name="P243">Killmoves always dismember their victim. Whenever you dismember an enemy, you regain 20 stamina and you gain 10 adrenaline (instead of the standard 5 <text:span text:style-name="T228">awarded after killing an enemy).</text:span></text:p>
      <text:p text:style-name="P244">If you <text:span text:style-name="T397">execute</text:span> the last enemy in a fight, you get a time slowdown and camera zoom.</text:p>
      <text:p text:style-name="P38"/>
      <text:p text:style-name="P38"><text:tab/><text:span text:style-name="T206">- Status Effects</text:span></text:p>
      <text:p text:style-name="P38">Burning deals continuous damage until it times out. No stacking.</text:p>
      <text:p text:style-name="P38">Bleeding deals continuous damage until it times out. Stacks up to <text:span text:style-name="T377">15 times.</text:span></text:p>
      <text:p text:style-name="P38">Poison on <text:span text:style-name="T262">you</text:span> slowly increases toxicity. Poison on <text:span text:style-name="T262">anyone else </text:span>deals continuous damage. Stacks up to 5 times.</text:p>
      <text:p text:style-name="P38">Blindness makes an actor unable to attack until it times out. Blindness also briefly turns the screen white when applied to <text:span text:style-name="T262">you</text:span>. No stacking.</text:p>
      <text:p text:style-name="P38"><text:soft-page-break/>Slowdown <text:span text:style-name="T229">or chilled</text:span> makes an actor move slower. <text:span text:style-name="T229">Slowdowns s</text:span>tack additively up to 100%. <text:span text:style-name="T229">Chilled is increased to frozen by stacking twice from different sources.</text:span></text:p>
      <text:p text:style-name="P38">Frozen <text:span text:style-name="T230">or paralyzed</text:span> <text:span text:style-name="T231">makes an actor stop moving until it times out. Frozen actors take additional damage during this time. No stacking.</text:span></text:p>
      <text:p text:style-name="P38"><text:span text:style-name="T232">Stun</text:span> <text:span text:style-name="T233">makes an actor stand in place and take no actions until it times out. Taking an attack cancels stun. No stacking. </text:span><text:span text:style-name="T138">Also called </text:span><text:span text:style-name="T139">confusion</text:span><text:span text:style-name="T138"> </text:span><text:span text:style-name="T140">and snare</text:span><text:span text:style-name="T233">.</text:span></text:p>
      <text:p text:style-name="P39">Hypnosis on <text:span text:style-name="T262">you</text:span> turns the screen dark until it times out. No stacking.</text:p>
      <text:p text:style-name="P38">Stagger <text:span text:style-name="T378">removes the victim’s</text:span> ability to take actions until it times out. No stacking.</text:p>
      <text:p text:style-name="P40"><text:span text:style-name="T234">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1">Exploration and Economy</text:p>
      <text:p text:style-name="P196"/>
      <text:p text:style-name="P87"><text:span text:style-name="T169"><text:tab/></text:span><text:span text:style-name="T236">- </text:span><text:span text:style-name="T238">Your</text:span><text:span text:style-name="T237"> Inventory</text:span></text:p>
      <text:p text:style-name="P144"><text:span text:style-name="T264">You</text:span> can carry up to 75 <text:span text:style-name="T398">units</text:span> of weight, beyond which <text:span text:style-name="T264">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88"><text:span text:style-name="T175">Y</text:span><text:span text:style-name="T174">ou cannot open your inventory screen </text:span><text:span text:style-name="T176">or eat food </text:span><text:span text:style-name="T174">during combat. </text:span><text:span text:style-name="T180">While</text:span><text:span text:style-name="T169"> </text:span><text:span text:style-name="T180">you have the radial menu open, your Quick Access items will be displayed in the lower-left of the screen in two columns. </text:span><text:span text:style-name="T179">Tap</text:span><text:span text:style-name="T177"> a quick item key to </text:span><text:span text:style-name="T178">use</text:span><text:span text:style-name="T177"> a corresponding item from the left column. Hold that key to </text:span><text:span text:style-name="T178">use</text:span><text:span text:style-name="T177"> the item in the right column.</text:span></text:p>
      <text:p text:style-name="P41"/>
      <text:p text:style-name="P88"><text:span text:style-name="T177"><text:tab/></text:span><text:span text:style-name="T239">- </text:span><text:span text:style-name="T240">Roach’s Inventory</text:span></text:p>
      <text:p text:style-name="P145"><text:span text:style-name="T266">P</text:span>ress [P] while near your horse to open her saddlebags, <text:span text:style-name="T267">or double tap the whistle button.</text:span> You can also access this “stash” by visiting one of the large chests in:</text:p>
      <text:list xml:id="list3855537662" text:style-name="L3">
        <text:list-item>
          <text:p text:style-name="P218">The Inn, White Orchard</text:p>
        </text:list-item>
        <text:list-item>
          <text:p text:style-name="P218">The downstairs bedroom across from the kitchen, Crow’s Perch, Velen</text:p>
        </text:list-item>
        <text:list-item>
          <text:p text:style-name="P218">The Rosemary and Thyme, Novigrad</text:p>
        </text:list-item>
        <text:list-item>
          <text:p text:style-name="P218">New Port Inn, Kaer Trolde, Skellige</text:p>
        </text:list-item>
        <text:list-item>
          <text:p text:style-name="P218">Master Bedroom, Corvo Bianco, Toussaint</text:p>
        </text:list-item>
      </text:list>
      <text:p text:style-name="P89"><text:span text:style-name="T169">The saddlebags hold up to 250 units and will not allow you to put in more, but you can increase this number by equipping saddlebag items in the appropriate slot </text:span><text:span text:style-name="T181">in </text:span><text:span text:style-name="T182">your</text:span><text:span text:style-name="T181"> inventory screen</text:span><text:span text:style-name="T169">.</text:span></text:p>
      <text:p text:style-name="P42">While haggling with merchants, <text:span text:style-name="T268">you can</text:span> sell from the contents of your saddlebags, regardless of proximity to Roach. <text:span text:style-name="T268">You can dismantle or repair things in the saddlebags, and so on, just as if they were in your inventory. </text:span>You also have access to the stash while meditating, regardless of Roach’s location.</text:p>
      <text:p text:style-name="P42"><text:soft-page-break/></text:p>
      <text:p text:style-name="P89"><text:span text:style-name="T169"><text:tab/></text:span><text:span text:style-name="T236">- </text:span><text:span text:style-name="T241">Area Looting</text:span></text:p>
      <text:p text:style-name="P146">When <text:span text:style-name="T269">you</text:span> open a container, dead body, or herb container, <text:span text:style-name="T269">the game a</text:span>lso check<text:span text:style-name="T269">s</text:span> other nearby objects of the same type. Their contents will be displayed in the same loot window, listed below the contents of the central container.</text:p>
      <text:p text:style-name="P147">Area looting is performed in a radius around <text:span text:style-name="T134">you</text:span>, not around the container.</text:p>
      <text:p text:style-name="P147"/>
      <text:p text:style-name="P147"><text:tab/><text:span text:style-name="T245">- Horseback Looting</text:span></text:p>
      <text:p text:style-name="P148">Visit <text:span text:style-name="T134">Options &gt; Key Bindings</text:span> to set an input to loot herbs while on horseback. Herbs in a radius around you will be picked and added immediately to the saddlebags.</text:p>
      <text:p text:style-name="P148"/>
      <text:p text:style-name="P148"><text:tab/><text:span text:style-name="T244">- </text:span><text:span text:style-name="T259">Loot Scarcity</text:span></text:p>
      <text:p text:style-name="P149">Many of the chests, barrels, and bundles in the world have little or nothing in them. <text:span text:style-name="T399">Some points of interest have no lootable objects at all. They will still mark themselves as cleared when you visit.</text:span></text:p>
      <text:p text:style-name="P149"/>
      <text:p text:style-name="P149"><text:tab/><text:span text:style-name="T244">- </text:span><text:span text:style-name="T246">Prices</text:span></text:p>
      <text:p text:style-name="P238"><text:span text:style-name="T169">The selling and buying prices of every item in the game have been tuned, greatly increasing the value of the Novigrad Crown and greatly decreasing the value of the miscellaneous items that you might try to sell to local merchants.</text:span></text:p>
      <text:p text:style-name="P43"/>
      <text:p text:style-name="P90"><text:span text:style-name="T169"><text:tab/></text:span><text:span text:style-name="T236">-</text:span><text:span text:style-name="T242"> R</text:span><text:span text:style-name="T243">elic Restoration</text:span></text:p>
      <text:p text:style-name="P150"><text:span text:style-name="T271">There are no duplicates of relic weapons. </text:span>Only one copy of each of The Harpy, <text:span text:style-name="T270">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50"/>
      <text:p text:style-name="P150"><text:soft-page-break/><text:tab/><text:span text:style-name="T244">- </text:span><text:span text:style-name="T247">Weapon Alternatives</text:span></text:p>
      <text:p text:style-name="P151">You can wield one and two-handed axes and maces, but cannot use attack distance modifiers with the two-handed versions. <text:span text:style-name="T272">Axes, maces, and steel swords have high durability and deal damage to all enemies except the supernatural, like werewolves and wraiths. Silver swords, which can be used to kill these enemies, have low durability and will need frequent repair work.</text:span></text:p>
      <text:p text:style-name="P151"/>
      <text:p text:style-name="P151"><text:tab/><text:span text:style-name="T248">- Monster Trophies</text:span></text:p>
      <text:p text:style-name="P152">When you complete a contract, you will take a trophy off the monster’s body. To the right buyer, these are quite valuable. They are also fairly heavy and have no <text:span text:style-name="T273">other </text:span>uses.</text:p>
      <text:p text:style-name="P152"/>
      <text:p text:style-name="P152"><text:tab/><text:span text:style-name="T244">- </text:span><text:span text:style-name="T249">Item Enhancements</text:span></text:p>
      <text:p text:style-name="P153">Grindstones and workbenches apply charges to your weapons and armor that are consumed in combat. They last indefinitely otherwise. Until these charges are depleted, your equipment will not degrade in quality.</text:p>
      <text:p text:style-name="P153"/>
      <text:p text:style-name="P153"><text:tab/><text:span text:style-name="T244">- </text:span><text:span text:style-name="T250">Night Sight</text:span></text:p>
      <text:p text:style-name="P154">Press Night Sight (Mouse 4 by default) to toggle night vision.</text:p>
      <text:p text:style-name="P154"/>
      <text:p text:style-name="P154"><text:tab/><text:span text:style-name="T251">- Deleveling</text:span></text:p>
      <text:p text:style-name="P166">There are no “character levels” or “item levels”<text:span text:style-name="T159"> in </text:span><text:span text:style-name="T123">Enhanced Edition</text:span><text:span text:style-name="T159">. There are no quest levels, area levels, or display elements that mention levels.</text:span></text:p>
      <text:p text:style-name="P157">Individual enemies of the same type vary in health and damage by plus or minus 10%, generated at spawning.</text:p>
      <text:p text:style-name="P167"><text:span text:style-name="T159">Even the best light armors provide less protection than the weakest of heavy armors, and even the best swords deal less damage than a blunt halberd. </text:span><text:span text:style-name="T167">Instead of simple </text:span><text:span text:style-name="T168">number </text:span><text:span text:style-name="T167">upscaling, i</text:span><text:span text:style-name="T159">tems showcase their quality through </text:span>rarity<text:span text:style-name="T159">, in color-coded tiers: </text:span><text:span text:style-name="T165">common (</text:span><text:span text:style-name="T159">gray</text:span><text:span text:style-name="T165">)</text:span><text:span text:style-name="T159">, </text:span><text:span text:style-name="T165">uncommon (</text:span><text:span text:style-name="T159">blue</text:span><text:span text:style-name="T165">)</text:span><text:span text:style-name="T159">, </text:span><text:span text:style-name="T165">rare (</text:span><text:span text:style-name="T159">yellow</text:span><text:span text:style-name="T165">)</text:span><text:span text:style-name="T159">, </text:span><text:span text:style-name="T165">and relic (</text:span><text:span text:style-name="T159">brown</text:span><text:span text:style-name="T165">). </text:span><text:span text:style-name="T166">Items of greater </text:span><text:soft-page-break/><text:span text:style-name="T166">rarity are more likely to have helpful secondary effects like stamina gain, movement speed, and bonus carrying capacity.</text:span></text:p>
      <text:p text:style-name="P168"><text:span text:style-name="T166">T</text:span><text:span text:style-name="T159">o learn more about improving your character, see Skills and Talents.</text:span></text:p>
      <text:p text:style-name="P202">Alchemy and Crafting</text:p>
      <text:p text:style-name="P197"/>
      <text:p text:style-name="P44"><text:tab/><text:span text:style-name="T276">- </text:span><text:span text:style-name="T277">Meditation</text:span></text:p>
      <text:p text:style-name="P45">Meditation is an integral part of a witcher’s routine. You must be meditating to repair your weapons and armor, spend skill points, equip mutagens, or perform alchemy.</text:p>
      <text:p text:style-name="P45">Press [N] to meditate. If there is a fire nearby, <text:span text:style-name="T299">you</text:span> will kneel facing it. If <text:span text:style-name="T299">your character</text:span> does not detect a nearby fire, <text:span text:style-name="T299">you</text:span> will light one, spending wood from your inventory. If no wood is available, <text:span text:style-name="T299">you</text:span> will not make a fire. If you do not wish to spend the wood <text:span text:style-name="T295">you have</text:span>, hold [N] to kneel down without building a fire. <text:span text:style-name="T296">Any time you meditate at a fire, you will whistle for Roach; this is a holdover feature from previous versions, where proximity was required for stash access while performing alchemy.</text:span></text:p>
      <text:p text:style-name="P46">While in meditation pose, you can press [N] again to stand up, or hold [N] to bring up the clock interface, which lets you fast-forward to a set time of day. You can also hold the sprint key (Left Shift by default) while meditating to see the world time-lapse around <text:span text:style-name="T300">you</text:span>. Each meditation-exclusive action you take (spending skill points, etc.) causes time to pass around you. If you meditate at a fire for at least 7 hours, you gain the Well Rested buff: +1000 maximum vitality for one real-time hour.</text:p>
      <text:p text:style-name="P47">While you meditate, your safe toxicity threshold <text:span text:style-name="T297">is elevated</text:span> by 20% of your maximum toxicity, your toxicity points clear <text:span text:style-name="T209">faster</text:span>, <text:span text:style-name="T372">and you resist </text:span><text:span text:style-name="T210">some</text:span><text:span text:style-name="T372"> bleeding damage.</text:span> <text:span text:style-name="T298">Oils you apply to your blades and potions you drink during this time have their duration increased by 20%.</text:span></text:p>
      <text:p text:style-name="P47"/>
      <text:p text:style-name="P47"><text:tab/><text:span text:style-name="T276">- </text:span><text:span text:style-name="T278">Crafting</text:span></text:p>
      <text:p text:style-name="P155">To make an item in <text:span text:style-name="T127">The Witcher 3: Wild Hunt</text:span>, you <text:span text:style-name="T274">find the entry for the item you wish to make in a drop-down menu, then click on it to view its ingredients. Fill </text:span>each of <text:span text:style-name="T274">the product item’s</text:span> ingredient slots with an appropriate item, then fuse them with a button press. <text:span text:style-name="T275">Each type of crafting also has a contextual requirement: you must be speaking with a blacksmith to craft a sword, must be kneeling at a fire to brew potions, and so </text:span><text:soft-page-break/><text:span text:style-name="T275">forth. Some ingredients, like the broken sword in a restoration recipe, cannot be substituted. Many other ingredient requirements, especially alchemy ingredients, can be satisfied with more than one available item.</text:span></text:p>
      <text:p text:style-name="P156"><text:span text:style-name="T275">To switch between eligible ingredients, click on them in the crafting interface and </text:span><text:span text:style-name="T141">use the up and down arrow keys or mousewheel</text:span><text:span text:style-name="T275">.</text:span></text:p>
      <text:p text:style-name="P48"/>
      <text:p text:style-name="P48"><text:tab/><text:span text:style-name="T276">- </text:span><text:span text:style-name="T279">Dismantling</text:span></text:p>
      <text:p text:style-name="P49">Many <text:span text:style-name="T301">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49"/>
      <text:p text:style-name="P49"><text:tab/><text:span text:style-name="T276">- </text:span><text:span text:style-name="T289">Component</text:span><text:span text:style-name="T281"> Quality</text:span></text:p>
      <text:p text:style-name="P51">Every <text:span text:style-name="T400">component</text:span> is an item, and every item in the game has a rarity (see Deleveling). Whenever you craft an item, the <text:span text:style-name="T134">average rarity of your </text:span><text:span text:style-name="T156">components</text:span> is calculated. Common items have a rarity of 1, counting up all the way through relics, at 4, and “<text:span text:style-name="T302">witcher gear” (green)</text:span> items, which have a rarity rating of 5.</text:p>
      <text:p text:style-name="P52">In some recipes, certain ingredients, like the bottles in your potions, are excluded from the calculation of <text:span text:style-name="T303">an </text:span>average, because <text:span text:style-name="T303">multiple </text:span>versions of these ingredients at <text:span text:style-name="T371">different</text:span> rarities do not exist.</text:p>
      <text:p text:style-name="P53">Increasing the average quality of your <text:span text:style-name="T400">components</text:span> results in higher-quality output. <text:span text:style-name="T370">A preview of your item is displayed</text:span> in the upper right part of the crafting screen.</text:p>
      <text:p text:style-name="P55"/>
      <text:p text:style-name="P55"><text:tab/><text:span text:style-name="T276">- </text:span><text:span text:style-name="T282">Ability Sets</text:span></text:p>
      <text:p text:style-name="P58">Armors and weapons may have multiple “ability sets” available when you craft them. If they do, then the name of their recipe will be <text:span text:style-name="T134">prefaced with the word “regular.”</text:span> Use the indicated controls at the bottom center of the crafting screen to cycle through the ability sets. Each set will change the prefixing word of the item’s name and grant it a <text:soft-page-break/>few <text:span text:style-name="T372">themed bonuses. The exact values are random and determined when you craft the item.</text:span></text:p>
      <text:p text:style-name="P55"/>
      <text:p text:style-name="P3"><text:span text:style-name="T20"><text:tab/></text:span><text:span text:style-name="T290">- Alchemy Recipes</text:span></text:p>
      <text:p text:style-name="P4"><text:span text:style-name="T20">A</text:span><text:span text:style-name="T1">lchemy recipes in </text:span>Enhanced Edition<text:span text:style-name="T1"> require you to </text:span><text:span text:style-name="T75">mix “primary substances” into “bases”</text:span><text:span text:style-name="T1"> to create products. Blade oils use various greases as their base, bombs can be made with a variety of powders, and potions and decoctions require alcohol.</text:span></text:p>
      <text:p text:style-name="P5"><text:span text:style-name="T1">For example, Swallow, the basic healing potion, is made of an alcoholic base and three </text:span><text:span text:style-name="T21">of the six</text:span><text:span text:style-name="T1"> primary substances:</text:span> aether<text:span text:style-name="T1">, </text:span>rebis<text:span text:style-name="T1">, and </text:span>vitriol<text:span text:style-name="T1">. You will also need an empty bottle in which to put the potion. </text:span><text:span text:style-name="T22">(You get empty bottles by consuming alcohol, </text:span><text:span text:style-name="T23">which happens naturally when you brew potions</text:span><text:span text:style-name="T22">. You won’t run out.)</text:span></text:p>
      <text:p text:style-name="P54">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4"/>
      <text:p text:style-name="P6"><text:span text:style-name="T1"><text:tab/></text:span><text:span text:style-name="T291">- Primary Substances</text:span></text:p>
      <text:p text:style-name="P7"><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4">Every alchemy recipe requires at least </text:span><text:span text:style-name="T25">one</text:span><text:span text:style-name="T24"> “unit” of a primary substance. </text:span><text:span text:style-name="T26">Most</text:span><text:span text:style-name="T24"> recipes require multiple primary substances in differing amounts, but no recipe requires that a primary substance be added twice.</text:span></text:p>
      <text:p text:style-name="P57"/>
      <text:p text:style-name="P57"><text:tab/><text:span text:style-name="T276">- </text:span><text:span text:style-name="T284">Ingredient Quantity</text:span></text:p>
      <text:p text:style-name="P61">Every base and alchemical substance has a qua<text:span text:style-name="T306">nti</text:span>ty rating of 1, 2, or <text:span text:style-name="T306">4</text:span>. <text:span text:style-name="T306">Each ingredient provides a number of recipe units equal to its quantity rating.</text:span></text:p>
      <text:p text:style-name="P61"><text:soft-page-break/>Every alchemical recipe requires <text:span text:style-name="T306">4</text:span> units of its <text:span text:style-name="T307">corresponding</text:span> base <text:span text:style-name="T307">type (grease, powder, or alcohol)</text:span>, meaning that 2 copies of a qua<text:span text:style-name="T306">nti</text:span>ty 2 base will fulfill the requirement, <text:span text:style-name="T307">as will 4 copies of a 1-quantity base or 1 copy of a 4-quantity base. Ingredients cannot share the load in a recipe slot, even if they are interchangeable.</text:span></text:p>
      <text:p text:style-name="P60">Alcoholic bases are described as “weak,” “strong,” or “pure,” corresponding to quantity scores of 2, <text:span text:style-name="T308">4,</text:span> and <text:span text:style-name="T308">4</text:span>, respectively. Oil bases are<text:span text:style-name="T309"> </text:span>“low,” “standard,” and “high quality”, also corresponding to quantity scores of 2, <text:span text:style-name="T308">4</text:span>, and <text:span text:style-name="T308">4</text:span>. Powder bases are also “low,” “standard,” and “high quality,” but these match up with quantity scores of 1, 2, and <text:span text:style-name="T308">4</text:span>, different from the other bases.</text:p>
      <text:p text:style-name="P60">Other ingredients are described as “low/weak,” “moderate,” or “rich” sources of their corresponding primary substance, indicating their status as 1, 2, or <text:span text:style-name="T308">4</text:span> quantity ingredients, respectively.</text:p>
      <text:p text:style-name="P60"><text:span text:style-name="T24">[</text:span><text:span text:style-name="T310">February 08</text:span><text:span text:style-name="T24">, 2019: Discussion is ongoing about standardizing this terminology.]</text:span></text:p>
      <text:p text:style-name="P56"/>
      <text:p text:style-name="P56"><text:tab/><text:span text:style-name="T276">- </text:span><text:span text:style-name="T283">Distilling</text:span></text:p>
      <text:p text:style-name="P59">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56"/>
      <text:p text:style-name="P8"><text:span text:style-name="T27"><text:tab/></text:span><text:span text:style-name="T292">- </text:span><text:span text:style-name="T293">Secondary Substances</text:span></text:p>
      <text:p text:style-name="P91">Some alchemy ingredients <text:span text:style-name="T304">contain one of the three secondary substances, </text:span><text:span text:style-name="T129">nigredo</text:span><text:span text:style-name="T304">, </text:span><text:span text:style-name="T129">albedo</text:span><text:span text:style-name="T304">, and </text:span><text:span text:style-name="T129">rubedo</text:span><text:span text:style-name="T304">. If you line up ingredients for your potion (and only potions) t</text:span><text:span text:style-name="T211">hat </text:span><text:span text:style-name="T157">all cont</text:span><text:span text:style-name="T142">ain the same secondary substance</text:span><text:span text:style-name="T304">, then your finished product will contain that secondary substance as well. Ingredients that do not contain primary substances (bottles, bases, etc) do not need to contain the secondary substance.</text:span></text:p>
      <text:p text:style-name="P93"><text:soft-page-break/>When you drink a potion with a secondary substance, the secondary substance will appear on your display as a buff, with a separate timer from the duration of the potion. They tick down and expire separately.</text:p>
      <text:p text:style-name="P92">The <text:span text:style-name="T127">nigredo</text:span> buff grants you 10% bonus damage. <text:span text:style-name="T305">The </text:span><text:span text:style-name="T130">albedo</text:span><text:span text:style-name="T305"> buff reduces all toxicity points you would gain by 20% until it expires, including on the potion that applies the buff. The </text:span><text:span text:style-name="T130">rubedo</text:span><text:span text:style-name="T305"> buff heals you 0.3% of your maximum vitality every second.</text:span></text:p>
      <text:p text:style-name="P56">Secondary substances disappear from an ingredient when you distill it into a sample of primary substance.</text:p>
      <text:p text:style-name="P50"/>
      <text:p text:style-name="P50"><text:tab/><text:span text:style-name="T276">- </text:span><text:span text:style-name="T280">Cooking Recipes</text:span></text:p>
      <text:p text:style-name="P85">You can purchase cooking and brewing recipes from innkeepers, enabling you to combine and upgrade your food items, <text:span text:style-name="T373">increasing their efficiency per weight unit. You can also prepare your own alcohol for potions.</text:span></text:p>
      <text:p text:style-name="P63"/>
      <text:p text:style-name="P63"><text:tab/><text:span text:style-name="T276">- </text:span><text:span text:style-name="T285">Potions</text:span></text:p>
      <text:p text:style-name="P65">Potions have a non-optional drinking animation. Do not expect to be able to consume a potion while under immediate pressure.</text:p>
      <text:p text:style-name="P63"/>
      <text:p text:style-name="P63"><text:tab/><text:span text:style-name="T276">-</text:span><text:span text:style-name="T286"> Oils</text:span></text:p>
      <text:p text:style-name="P67">Any oil can be applied to any <text:span text:style-name="T311">melee weapon</text:span>. When you exit the inventory screen after applying an oil, <text:span text:style-name="T315">you</text:span> will play an animation running <text:span text:style-name="T315">your</text:span> hand down the length of <text:span text:style-name="T315">your</text:span> weapon on both sides.</text:p>
      <text:p text:style-name="P69">While you have an oiled weapon drawn, its remaining effectiveness will display on your HUD, but it will slowly drip away over time. To keep the oil on a weapon, keep it sheathed. Each hit with the weapon will also deplete the remaining oil until none is left.</text:p>
      <text:p text:style-name="P68">Oils will remain on a blade indefinitely if it is not drawn, including when it’s unequipped or stashed.</text:p>
      <text:p text:style-name="P66"/>
      <text:p text:style-name="P66"><text:soft-page-break/><text:tab/><text:span text:style-name="T276">- </text:span><text:span text:style-name="T287">Bombs</text:span></text:p>
      <text:p text:style-name="P70">While you hold the key to throw a bomb, a bright white <text:span text:style-name="T379">or red </text:span>spot will appear on the ground where your bomb will land. (The indicator’s color is affected by ambient lighting.) <text:span text:style-name="T312">On key release, you</text:span> throw <text:span text:style-name="T313">the prepared bomb</text:span> in a line <text:span text:style-name="T314">to</text:span> the target.</text:p>
      <text:p text:style-name="P71">To cancel a prepared bomb throw, jump.</text:p>
      <text:p text:style-name="P70"/>
      <text:p text:style-name="P70"><text:tab/><text:span text:style-name="T276">- </text:span><text:span text:style-name="T288">Decoctions</text:span></text:p>
      <text:p text:style-name="P62">There are 10 decoctions, each associated with a monster family (necrophage, vampire, etc). To learn the recipe for a decoction, you must read <text:span text:style-name="T380">2</text:span> books about that monster family, available from book vendors throughout the world.</text:p>
      <text:p text:style-name="P203">Signs and Talents</text:p>
      <text:p text:style-name="P64"/>
      <text:p text:style-name="P64"><text:tab/><text:span text:style-name="T316">- </text:span><text:span text:style-name="T317">Aard</text:span></text:p>
      <text:p text:style-name="P24"><text:span text:style-name="T88">A</text:span><text:span text:style-name="T86">ard is the sign of air. Use it to put out fires, give enemies a push, and deal a burst of damage to them. </text:span><text:span text:style-name="T89">U</text:span><text:span text:style-name="T86">se it underwater to create a shockwave that will crush anything in front of you.</text:span></text:p>
      <text:p text:style-name="P24"><text:span text:style-name="T90">You can upgrade it to unlock its alternate mode: hold the cast button for half a second to hit everything in a circle around you, instead of the cone in front of you. Alternate Aard does half damage </text:span><text:span text:style-name="T89">and has 60% of base Aard’s knockdown chance.</text:span></text:p>
      <text:p text:style-name="P74"/>
      <text:p text:style-name="P74"><text:tab/><text:span text:style-name="T316">- </text:span><text:span text:style-name="T318">Igni</text:span></text:p>
      <text:p text:style-name="P10"><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4">(see Status Effects)</text:span><text:span text:style-name="T1">.</text:span></text:p>
      <text:p text:style-name="P239">Its alternate mode fires a continuous stream that slows enemies. <text:span text:style-name="T394">Enemies on fire take less damage from the alternate mode.</text:span></text:p>
      <text:p text:style-name="P75"/>
      <text:p text:style-name="P9"><text:span text:style-name="T28"><text:tab/></text:span><text:span text:style-name="T320">- Yrden</text:span></text:p>
      <text:p text:style-name="P10"><text:span text:style-name="T28">The “fifth element,” Yrden represents an unknown force. Cast it to create a </text:span><text:span text:style-name="T29">temporary circle on the ground that </text:span><text:span text:style-name="T82">slows everyone in it, including </text:span><text:span text:style-name="T84">you</text:span><text:span text:style-name="T29">. Enemies in the circle </text:span><text:span text:style-name="T30">receive a burst of damage every 0.9-1.1 seconds (</text:span><text:span text:style-name="T31">the timer is</text:span><text:span text:style-name="T30"> separate for each enemy)</text:span><text:span text:style-name="T29">, and </text:span><text:span text:style-name="T30">enemies who take three pulses of the damage are snared </text:span><text:span text:style-name="T44">(see Status Effects). Additional ticks may be require to apply the snare, based on the enemy’s slow resistance.</text:span></text:p>
      <text:p text:style-name="P10"><text:span text:style-name="T29">Upgrade the sign to unlock its alternate mode. </text:span><text:span text:style-name="T32">This creates a single rune on the ground which destroys enemy projectiles near it and fires </text:span><text:span text:style-name="T33">staggering</text:span><text:span text:style-name="T32"> blasts at enemies who take offensive actions against </text:span><text:span text:style-name="T44">you</text:span><text:span text:style-name="T32">.</text:span></text:p>
      <text:p text:style-name="P76"><text:soft-page-break/></text:p>
      <text:p text:style-name="P9"><text:span text:style-name="T29"><text:tab/></text:span><text:span text:style-name="T321">-</text:span><text:span text:style-name="T322"> Quen</text:span></text:p>
      <text:p text:style-name="P12"><text:span text:style-name="T34">Quen is the sign of earth. </text:span><text:span text:style-name="T35">When cast, it </text:span><text:span text:style-name="T36">create</text:span><text:span text:style-name="T35">s</text:span><text:span text:style-name="T36"> a layer of </text:span><text:span text:style-name="T37">electric </text:span><text:span text:style-name="T36">force that protects </text:span><text:span text:style-name="T45">you</text:span><text:span text:style-name="T36"> from harm until it expires or is depleted. </text:span><text:span text:style-name="T38">When you take a hit, </text:span><text:span text:style-name="T83">the damage is reduced by the number of points remaining on your Quen shield</text:span><text:span text:style-name="T38">, then Quen loses </text:span><text:span text:style-name="T39">a portion of its strength. Quen l</text:span><text:span text:style-name="T40">oses fewer points </text:span><text:span text:style-name="T41">on a hit</text:span><text:span text:style-name="T39"> if you have a higher armor rating or greater sign intensity.</text:span></text:p>
      <text:p text:style-name="P12"><text:span text:style-name="T42">Alternate Quen creates a spherical forcefield around </text:span><text:span text:style-name="T45">you</text:span><text:span text:style-name="T42"> that blocks incoming damage and turns it into stamina and adrenaline, but depletes vigor when blocking hits </text:span><text:span text:style-name="T66">and while channeling</text:span><text:span text:style-name="T42">.</text:span></text:p>
      <text:p text:style-name="P12"><text:span text:style-name="T43">Cast Quen while your base </text:span><text:span text:style-name="T45">Quen</text:span><text:span text:style-name="T43"> shield is up to dismiss it.</text:span></text:p>
      <text:p text:style-name="P72"/>
      <text:p text:style-name="P11"><text:span text:style-name="T42"><text:tab/></text:span><text:span text:style-name="T323">- </text:span><text:span text:style-name="T324">Axii</text:span></text:p>
      <text:p text:style-name="P13"><text:span text:style-name="T42">This is the sign of elemental water. Use it to stun the enemy in the middle of your screen. It does n</text:span><text:span text:style-name="T119">ot always work; </text:span><text:span text:style-name="T120">increase your sign intensity and try weaker-willed opponents to up your chances</text:span><text:span text:style-name="T119">.</text:span></text:p>
      <text:p text:style-name="P13"><text:span text:style-name="T119">I</text:span><text:span text:style-name="T42">ts alternate version allows you to switch an enemy to your side instead of stunning them </text:span><text:span text:style-name="T46">(see Status Effects)</text:span><text:span text:style-name="T42">.</text:span></text:p>
      <text:p text:style-name="P73"/>
      <text:p text:style-name="P13"><text:span text:style-name="T42"><text:tab/></text:span><text:span text:style-name="T323">- </text:span><text:span text:style-name="T325">Skills</text:span></text:p>
      <text:p text:style-name="P14"><text:span text:style-name="T1">On your Character screen, there are five tabs: Combat (red), Signs (blue), Alchemy (green), General (brown), and Mutagens (gray). </text:span><text:span text:style-name="T47">The Mutagens tab is just an alternate way of viewing your inventory, so be sure when you check it that you’ve retrieved all your mutagens from your </text:span><text:span text:style-name="T48">saddlebags</text:span><text:span text:style-name="T47">. </text:span><text:span text:style-name="T48">The red, blue, green, and brown tab all feature a grid of </text:span><text:span text:style-name="T85">talents</text:span><text:span text:style-name="T48">. Each talent belongs to one of </text:span><text:span text:style-name="T85">sixteen skills</text:span><text:span text:style-name="T48">.</text:span></text:p>
      <text:p text:style-name="P15"><text:span text:style-name="T1">In the red, blue, and green tabs, there are fifteen talents at the top of the grid that are automatically unlocked. Each one of them is the “base talent” of its corresponding skill. The other talents </text:span><text:span text:style-name="T75">below</text:span><text:span text:style-name="T1"> it in the column also belong to the </text:span><text:span text:style-name="T75">same skill</text:span><text:span text:style-name="T1">. You can hover </text:span><text:soft-page-break/><text:span text:style-name="T1">over any of the fifteen base talents to see your </text:span><text:span text:style-name="T75">skill progression</text:span><text:span text:style-name="T1"> in that skill. Every time your skill progression reaches 100%, it resets to 0, and you receive a </text:span><text:span text:style-name="T75">skill point</text:span><text:span text:style-name="T1">.</text:span></text:p>
      <text:p text:style-name="P83">Each skill point is associated with the skill that generated it, and cannot be used interchangeably with the other fifteen types of skill point.</text:p>
      <text:p text:style-name="P84">You gain progression in each of the sixteen skills by using that skill.</text:p>
      <text:p text:style-name="P84"/>
      <text:list xml:id="list1497444992" text:style-name="L4">
        <text:list-item>
          <text:p text:style-name="P213"><text:span text:style-name="T189">Fast Attack</text:span><text:span text:style-name="T1">: Use fast attacks. Progress </text:span><text:span text:style-name="T72">75</text:span><text:span text:style-name="T1">% faster by hitting enemies.</text:span></text:p>
        </text:list-item>
        <text:list-item>
          <text:p text:style-name="P213"><text:span text:style-name="T189">Strong Attack</text:span><text:span text:style-name="T1">: Use strong attacks. Progress </text:span><text:span text:style-name="T72">75</text:span><text:span text:style-name="T1">% faster by hitting enemies.</text:span></text:p>
        </text:list-item>
        <text:list-item>
          <text:p text:style-name="P213"><text:span text:style-name="T189">Defense</text:span><text:span text:style-name="T1">: Use blocks, dodges, and counters.</text:span></text:p>
        </text:list-item>
        <text:list-item>
          <text:p text:style-name="P213"><text:span text:style-name="T189">Ranged Combat</text:span><text:span text:style-name="T1">: Use a crossbow. Progress </text:span><text:span text:style-name="T72">75% </text:span><text:span text:style-name="T1">faster by hitting enemies.</text:span></text:p>
        </text:list-item>
        <text:list-item>
          <text:p text:style-name="P213"><text:span text:style-name="T189">Battle Trance</text:span><text:span text:style-name="T1">: Complete combat encounters. At least one enemy must die for a </text:span><text:span text:style-name="T208">combat to qualify. Progress 50% faster by taking no damage in that combat.</text:span></text:p>
          <text:p text:style-name="P219"/>
        </text:list-item>
        <text:list-item>
          <text:p text:style-name="P221"><text:span text:style-name="T331">Aard Sign</text:span><text:span text:style-name="T1">: Use the Aard Sign.</text:span></text:p>
        </text:list-item>
        <text:list-item>
          <text:p text:style-name="P221"><text:span text:style-name="T331">Igni Sign</text:span><text:span text:style-name="T1">: Use the Igni Sign.</text:span></text:p>
        </text:list-item>
        <text:list-item>
          <text:p text:style-name="P221"><text:span text:style-name="T331">Yrden Sign</text:span><text:span text:style-name="T1">: Use the Yrden Sign.</text:span></text:p>
        </text:list-item>
        <text:list-item>
          <text:p text:style-name="P221"><text:span text:style-name="T331">Quen Sign</text:span><text:span text:style-name="T1">: Use the Quen Sign </text:span><text:span text:style-name="T62">in its standard mode</text:span><text:span text:style-name="T1">. </text:span><text:span text:style-name="T62">Block damage with the Quen Sign in its alternate mode.</text:span></text:p>
        </text:list-item>
        <text:list-item>
          <text:p text:style-name="P221"><text:span text:style-name="T331">Axii Sign</text:span><text:span text:style-name="T1">: Use the Axii Sign.</text:span></text:p>
          <text:p text:style-name="P220"/>
        </text:list-item>
        <text:list-item>
          <text:p text:style-name="P221"><text:span text:style-name="T294">Brewing</text:span><text:span text:style-name="T1">: </text:span><text:span text:style-name="T50">Craft any recipe in the “Potions” category.</text:span></text:p>
        </text:list-item>
        <text:list-item>
          <text:p text:style-name="P221"><text:span text:style-name="T294">Oil Preparation</text:span><text:span text:style-name="T1">: </text:span><text:span text:style-name="T50">Craft any recipe in the “Oils” category. </text:span><text:span text:style-name="T51">Apply oils to your weapons.</text:span></text:p>
        </text:list-item>
        <text:list-item>
          <text:p text:style-name="P221"><text:span text:style-name="T294">Bomb Creation</text:span><text:span text:style-name="T1">: </text:span><text:span text:style-name="T50">Craft any recipe in the “Bombs” category. Throw bombs. Plant bombs in monster nests.</text:span></text:p>
        </text:list-item>
        <text:list-item>
          <text:p text:style-name="P221"><text:span text:style-name="T294">Mutation</text:span><text:span text:style-name="T1">: </text:span><text:span text:style-name="T50">Craft any recipe with a mutagen in its </text:span><text:span text:style-name="T59">ingredient list</text:span><text:span text:style-name="T50">. Read </text:span><text:span text:style-name="T60">any</text:span><text:span text:style-name="T50"> of the </text:span><text:span text:style-name="T73">twenty</text:span><text:span text:style-name="T50"> books that teaches a decoction recipe.</text:span></text:p>
        </text:list-item>
        <text:list-item>
          <text:p text:style-name="P221"><text:span text:style-name="T294">Trial of the Grasses</text:span><text:span text:style-name="T1">: </text:span><text:span text:style-name="T50">Drink potions and decoctions.</text:span></text:p>
          <text:p text:style-name="P220"><text:soft-page-break/></text:p>
        </text:list-item>
        <text:list-item>
          <text:p text:style-name="P221"><text:span text:style-name="T260">General</text:span><text:span text:style-name="T1">: </text:span><text:span text:style-name="T49">Complete quests and discover fast travel signposts.</text:span></text:p>
        </text:list-item>
      </text:list>
      <text:p text:style-name="P158"/>
      <text:p text:style-name="P105"><text:span text:style-name="T1"><text:tab/></text:span><text:span text:style-name="T319">- </text:span><text:span text:style-name="T326">Talents</text:span></text:p>
      <text:p text:style-name="P159">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59">Fully upgraded skills continue to earn skill points, and the extra skill points can be used to unlock mutations <text:span text:style-name="T356">after traveling to</text:span> Toussaint.</text:p>
      <text:p text:style-name="P106"><text:span text:style-name="T1">All the talents where you have spent your points are </text:span><text:span text:style-name="T75">always on</text:span><text:span text:style-name="T1">, regardless of how many different talents you have.</text:span></text:p>
      <text:p text:style-name="P160"/>
      <text:p text:style-name="P106"><text:span text:style-name="T1"><text:tab/></text:span><text:span text:style-name="T319">- </text:span><text:span text:style-name="T327">Mutagens</text:span></text:p>
      <text:p text:style-name="P161">Your Character screen has four slots for equipping mutagens, which unlock as you earn skill points (across all skills).</text:p>
      <text:p text:style-name="P107"><text:span text:style-name="T1">Color mutagens (red, blue, and green) have no effect. These are used as alchemy ingredients (see Decoctions). </text:span><text:span text:style-name="T52">Monster mutagens, named after their monster (</text:span><text:span text:style-name="T56">Griffin, Noonwraith</text:span><text:span text:style-name="T52">, etc.) can be looted off the corpses of the appropriate monster type. </text:span><text:span text:style-name="T53">While equipped, they confer abilities </text:span><text:span text:style-name="T61">loosely </text:span><text:span text:style-name="T53">themed to match the monster you killed. </text:span><text:span text:style-name="T54">The exact value of the buff from each mutagen is determined</text:span><text:span text:style-name="T55"> </text:span><text:span text:style-name="T54">when you loot it.</text:span></text:p>
      <text:p text:style-name="P162"/>
      <text:p text:style-name="P107"><text:span text:style-name="T54"><text:tab/></text:span><text:span text:style-name="T328">- </text:span><text:span text:style-name="T329">Archmutagens</text:span></text:p>
      <text:p text:style-name="P108"><text:span text:style-name="T54">Y</text:span><text:span text:style-name="T1">ou can learn alchemy recipes for “Archmutagens,” which combine monster mutagens from all the monsters of a family to create a more powerful effect. Archmutagens have a nonrandom buff value and can be equipped </text:span><text:span text:style-name="T74">while meditating </text:span><text:span text:style-name="T1">as normal.</text:span></text:p>
      <text:p text:style-name="P163"/>
      <text:p text:style-name="P108"><text:soft-page-break/><text:span text:style-name="T1"><text:tab/></text:span><text:span text:style-name="T319">- </text:span><text:span text:style-name="T330">Mutations</text:span></text:p>
      <text:p text:style-name="P164">When you have unlocked the ability to research mutations, an icon will appear on your Character screen, centered between your mutagen slots.</text:p>
      <text:p text:style-name="P164">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65">You can equip up to one of <text:span text:style-name="T401">your researched mutations at a time.</text:span></text:p>
      <text:p text:style-name="P204">Technical Information</text:p>
      <text:p text:style-name="P77"/>
      <text:p text:style-name="P77"><text:tab/><text:span text:style-name="T244">- </text:span><text:span text:style-name="T252">How </text:span><text:span text:style-name="T253">Is Damage Calculated</text:span><text:span text:style-name="T252">?</text:span></text:p>
      <text:p text:style-name="P78">Every attack has a random damage output, chosen linearly from an uninterrupted range of integer values, expressible in the form <text:span text:style-name="T134">total = min + 1d(max-min)</text:span> using dice algebra notation.</text:p>
      <text:p text:style-name="P79">Attacks also have one or more damage types, from the following list: frost, force, poison, fire, physical, silver, slashing, piercing, bludgeoning, rending, elemental, shock, morale, and direct.</text:p>
      <text:p text:style-name="P79">Every character has a resistance value for every one of these damage types. That resistance value is 0% unless an effect or equipment or racial trait changes it.</text:p>
      <text:p text:style-name="P80">Every attack has an AP (armor piercing) rating, <text:span text:style-name="T332">expressed as a percentage.</text:span></text:p>
      <text:p text:style-name="P81">When an attack comes in, its random damage result is calculated, then your resistances to all damage types are reduced by the AP rating of the attack, down to a minimum of 0 <text:span text:style-name="T333">(no negatives)</text:span>. This reduction is only for the <text:span text:style-name="T334">purposes</text:span> of <text:span text:style-name="T334">this calculation and is not “real</text:span>.”</text:p>
      <text:p text:style-name="P81">Then, two numbers are generated. One number, call it <text:span text:style-name="T134">x</text:span>, is the AP of the attack multiplied by its damage <text:span text:style-name="T332">(remember that 15% = 0.15)</text:span>. The other, call it <text:span text:style-name="T134">y</text:span>, is the damage of the attack minus your total points of armor.</text:p>
      <text:p text:style-name="P81">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1">Now, <text:span text:style-name="T134">whichever of x or y is smaller gets dropped </text:span>and forgotten about. The remaining number is <text:span text:style-name="T333">multiplied with your resist percentage (x * [100 minus your resist percentage as modified by enemy AP] / 100), and the result is the damage number that is dealt to health.</text:span></text:p>
      <text:p text:style-name="P81"/>
      <text:p text:style-name="P81"><text:soft-page-break/><text:tab/><text:span text:style-name="T244">- </text:span><text:span text:style-name="T254">How Many Points Does Quen Lose?</text:span></text:p>
      <text:p text:style-name="P82">After Quen reduces damage dealt to you by the number of Quen points you have, <text:span text:style-name="T335">two numbers are calculated:</text:span></text:p>
      <text:p text:style-name="P174"><text:span text:style-name="T336">C</text:span>all one of them <text:span text:style-name="T134">x</text:span>, it’s <text:span text:style-name="T336">equal </text:span>to one-tenth of the (pre-resistance) damage of the original attack, or <text:span text:style-name="T336">2500 less than the pre-resistance damage, whichever is greater. This number goes up as the damage of the attack goes up.</text:span></text:p>
      <text:p text:style-name="P175">Call the other number <text:span text:style-name="T134">y</text:span>, it’s equal to the damage you took from the attack, after <text:span text:style-name="T337">armor and</text:span> resistances but before Quen, divided by the pre-resistance damage of the attack. This number is smaller the greater your armor is.</text:p>
      <text:p text:style-name="P175">Your Quen shield now loses points equal to <text:span text:style-name="T134">x * y / (Quen Intensity)</text:span><text:span text:style-name="T338">2</text:span>.</text:p>
      <text:p text:style-name="P175"/>
      <text:p text:style-name="P175"><text:tab/><text:span text:style-name="T244">- </text:span><text:span text:style-name="T255">What Do The Difficulty Settings Do?</text:span></text:p>
      <text:p text:style-name="P176">4: 100% enemy damage, 100% enemy health.</text:p>
      <text:p text:style-name="P176">3: 90% enemy damage, 80% enemy health.</text:p>
      <text:p text:style-name="P176">2: 75% enemy damage, 65% enemy health.</text:p>
      <text:p text:style-name="P176">1: 50% enemy damage, 50% enemy health.</text:p>
      <text:p text:style-name="P175"/>
      <text:p text:style-name="P175"><text:tab/><text:span text:style-name="T244">- </text:span><text:span text:style-name="T256">Where’s My Ingredient?</text:span></text:p>
      <text:p text:style-name="P177">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39">loot-exclusive ingredients, and bases</text:span>.</text:p>
      <text:p text:style-name="P178">[January 23, 2019: We hope <text:span text:style-name="T340">soon</text:span> to provide information on ingredient availability by <text:span text:style-name="T339">map </text:span>region.]</text:p>
      <text:p text:style-name="P175"/>
      <text:p text:style-name="P175"><text:tab/><text:span text:style-name="T244">- </text:span><text:span text:style-name="T257">Which Recipes Am I Missing?</text:span></text:p>
      <text:p text:style-name="P179">Recipes are presented below without bases, bottles, vials, or bomb cases.</text:p>
      <text:p text:style-name="P181">This is the full list of (basic quality, <text:span text:style-name="T341">quest unrelated</text:span>) potions:</text:p>
      <text:list xml:id="list4090338903" text:style-name="L5">
        <text:list-item>
          <text:p text:style-name="P227"><text:soft-page-break/>Black Blood – <text:span text:style-name="T342">4 aether, 8 vermilion, 4 vitriol</text:span></text:p>
        </text:list-item>
        <text:list-item>
          <text:p text:style-name="P227">Blizzard – <text:span text:style-name="T342">4 hydragenum, 4 rebis, 4 vermilion, 8 vitriol</text:span></text:p>
        </text:list-item>
        <text:list-item>
          <text:p text:style-name="P227">Cat – <text:span text:style-name="T342">4 aether, 4 hydragenum, 8 quebrith</text:span></text:p>
        </text:list-item>
        <text:list-item>
          <text:p text:style-name="P227">Full Moon – <text:span text:style-name="T343">8 aether, 4 hydragenum, 8 quebrith, 4 vermilion</text:span></text:p>
        </text:list-item>
        <text:list-item>
          <text:p text:style-name="P227">Golden Oriole – <text:span text:style-name="T343">8 quebrith, 4 rebis, 4 vitriol</text:span></text:p>
        </text:list-item>
        <text:list-item>
          <text:p text:style-name="P227">Maribor Forest – <text:span text:style-name="T344">4 aether, 8 hydragenum, 4 rebis, 4 vitriol</text:span></text:p>
        </text:list-item>
        <text:list-item>
          <text:p text:style-name="P227">Petri’s Philter – <text:span text:style-name="T344">8 aether, 8 hydragenum, 4 quebrith, 4 vitriol</text:span></text:p>
        </text:list-item>
        <text:list-item>
          <text:p text:style-name="P227">Swallow – <text:span text:style-name="T345">4 aether, 12 rebis, 4 vitriol</text:span></text:p>
        </text:list-item>
        <text:list-item>
          <text:p text:style-name="P227">Tawny Owl – <text:span text:style-name="T345">12 aether, 4 rebis, 4 vitriol</text:span></text:p>
        </text:list-item>
        <text:list-item>
          <text:p text:style-name="P227">Thunderbolt – <text:span text:style-name="T345">8 rebis, 8 vermilion, 8 vitriol</text:span></text:p>
        </text:list-item>
        <text:list-item>
          <text:p text:style-name="P227">Tiara – <text:span text:style-name="T343">4 aether, 4 quebrith, 4 rebis, 8 vermilion</text:span></text:p>
        </text:list-item>
        <text:list-item>
          <text:p text:style-name="P227">White Honey – <text:span text:style-name="T346">8 hydragenum, 4 quebrith, 4 rebis</text:span></text:p>
        </text:list-item>
        <text:list-item>
          <text:p text:style-name="P227">White Raffard’s Decoction – <text:span text:style-name="T346">8 hydragenum, 4 quebrith, 8 rebis, 4 vitriol</text:span></text:p>
        </text:list-item>
      </text:list>
      <text:p text:style-name="P182">This is the full list of decoctions:</text:p>
      <text:list xml:id="list3324326607" text:style-name="L6">
        <text:list-item>
          <text:p text:style-name="P228">Cursed – 36 rebis, 20 vitriol, 14 red mutagen (lesser), 1 cursed mutagen</text:p>
        </text:list-item>
        <text:list-item>
          <text:p text:style-name="P228">Draconid – 24 hydragenum, 40 vermilion, 10 green mutagen (lesser), 1 draconid mutagen</text:p>
        </text:list-item>
        <text:list-item>
          <text:p text:style-name="P228">Elemental – 60 aether, 10 blue mutagen (lesser), 1 elemental mutagen</text:p>
        </text:list-item>
        <text:list-item>
          <text:p text:style-name="P228">Hybrid – 40 rebis, 16 quebrith, 12 green mutagen (lesser), 1 hybrid mutagen</text:p>
        </text:list-item>
        <text:list-item>
          <text:p text:style-name="P228">Insectoid – 28 rebis, 32 quebrith, 14 green mutagen (lesser), 1 insectoid mutagen</text:p>
        </text:list-item>
        <text:list-item>
          <text:p text:style-name="P228">Necrophage – 48 vitriol, 10 red mutagen (lesser), 1 necrophage mutagen</text:p>
        </text:list-item>
        <text:list-item>
          <text:p text:style-name="P228">Ogroid – 52 vitriol, 12 red mutagen (lesser), 1 ogroid mutagen</text:p>
        </text:list-item>
        <text:list-item>
          <text:p text:style-name="P229">Relict – 20 quebrith, 44 vitriol, 10 blue mutagen (lesser), 1 relict mutagen</text:p>
        </text:list-item>
        <text:list-item>
          <text:p text:style-name="P229">Spectre – 16 hydragenum, 36 vitriol, 12 blue mutagen (lesser), 1 spectre mutagen</text:p>
        </text:list-item>
        <text:list-item>
          <text:p text:style-name="P230">Vampire – 44 aether, 24 quebrith, 10 <text:span text:style-name="T347">red</text:span> mutagen (<text:span text:style-name="T347">lesser</text:span>), 1 vampire mutagen</text:p>
        </text:list-item>
      </text:list>
      <text:p text:style-name="P183">This is the full list of (basic quality) oils:</text:p>
      <text:list xml:id="list2003079649" text:style-name="L7">
        <text:list-item>
          <text:p text:style-name="P231">Argentia Oil – <text:span text:style-name="T348">8 aether, 8 hydragenum, 4 quebrith, 4 vitriol, </text:span><text:span text:style-name="T143">1 silver</text:span></text:p>
        </text:list-item>
        <text:list-item>
          <text:p text:style-name="P231">Brown Oil – <text:span text:style-name="T349">8 quebrith, 4 rebis, 12 vermilion, 4 vitriol</text:span></text:p>
        </text:list-item>
        <text:list-item>
          <text:p text:style-name="P231"><text:soft-page-break/>Corrosive Oil – <text:span text:style-name="T349">4 aether, 12 quebrith, 8 vermilion, 8 vitriol</text:span></text:p>
        </text:list-item>
        <text:list-item>
          <text:p text:style-name="P231">Falka’s Blood – <text:span text:style-name="T349">4 aether, 4 hydragenum, 8 quebrith, 8 vermilion</text:span></text:p>
        </text:list-item>
        <text:list-item>
          <text:p text:style-name="P231">Flammable Oil – <text:span text:style-name="T349">4 hydragenum, 8 quebrith, 12 vermilion, 4 vitriol</text:span></text:p>
        </text:list-item>
        <text:list-item>
          <text:p text:style-name="P231">Paralysis Oil – <text:span text:style-name="T349">8 aether, 4 hydragenum, 8 rebis, 12 vitriol</text:span></text:p>
        </text:list-item>
        <text:list-item>
          <text:p text:style-name="P231">Poisonous Oil – <text:span text:style-name="T349">8 quebrith, 12 rebis, 4 vermilion, 8 vitriol</text:span></text:p>
        </text:list-item>
        <text:list-item>
          <text:p text:style-name="P231">Rime Oil – <text:span text:style-name="T348">8 aether, 8 hydragenum, 4 rebis, 8 vitriol</text:span></text:p>
        </text:list-item>
        <text:list-item>
          <text:p text:style-name="P231">Veil Oil – <text:span text:style-name="T349">12 aether, 8 hydragenum, 4 vitriol, </text:span><text:span text:style-name="T144">1 glowing ore</text:span></text:p>
        </text:list-item>
      </text:list>
      <text:p text:style-name="P183">This is the full list of (basic quality) <text:span text:style-name="T350">bombs</text:span>:</text:p>
      <text:list xml:id="list1518420763" text:style-name="L8">
        <text:list-item>
          <text:p text:style-name="P232">Dancing Star – <text:span text:style-name="T351">8 aether, 12 quebrith, 4 rebis, 12 vermilion, 4 vitriol</text:span></text:p>
        </text:list-item>
        <text:list-item>
          <text:p text:style-name="P232">Devil’s Puffball – <text:span text:style-name="T351">8 hydragenum, 12 rebis, 8 vermilion, 8 vitriol</text:span></text:p>
        </text:list-item>
        <text:list-item>
          <text:p text:style-name="P232">Dimeritium Bomb – <text:span text:style-name="T351">12 aether, 8 hydragenum, 4 quebrith, 12 rebis, </text:span><text:span text:style-name="T145">1 dimeritium ore</text:span></text:p>
        </text:list-item>
        <text:list-item>
          <text:p text:style-name="P232">Dragon’s Dream – <text:span text:style-name="T351">4 hydragenum, 12 quebrith, 8 rebis, 12 vermilion, 4 vitriol</text:span></text:p>
        </text:list-item>
        <text:list-item>
          <text:p text:style-name="P232">Grapeshot – <text:span text:style-name="T351">12 quebrith, 8 rebis, 8 vermilion, 4 vitriol</text:span></text:p>
        </text:list-item>
        <text:list-item>
          <text:p text:style-name="P232">Moon Dust – <text:span text:style-name="T351">8 aether, 12 hydragenum, 4 vermilion, 12 vitriol, </text:span><text:span text:style-name="T145">3 silver</text:span></text:p>
        </text:list-item>
        <text:list-item>
          <text:p text:style-name="P232">Northern <text:span text:style-name="T351">Wind – 8 aether, 12 hydragenum, 4 quebrith, 4 vermilion, 8 vitriol</text:span></text:p>
        </text:list-item>
        <text:list-item>
          <text:p text:style-name="P232">Samum – <text:span text:style-name="T351">8 aether, 8 hydragenum, 8 rebis, 8 vermilion</text:span></text:p>
        </text:list-item>
      </text:list>
      <text:p text:style-name="P18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75"/>
      <text:p text:style-name="P184"><text:tab/><text:span text:style-name="T235">- </text:span><text:span text:style-name="T261">What Does an Enhanced Potion Do?</text:span></text:p>
      <text:p text:style-name="P169">Enhanced and Superior potions have extended durations, <text:span text:style-name="T357">increased effects,</text:span> and reduced toxicity costs.</text:p>
      <text:p text:style-name="P170">Some superior potions have new effects that emphasize the potion’s story or mechanical role:</text:p>
      <text:list xml:id="list1905613563" text:style-name="L9">
        <text:list-item>
          <text:p text:style-name="P222">Swallow: Taking damage no longer interrupts the effect.</text:p>
        </text:list-item>
        <text:list-item>
          <text:p text:style-name="P222">Tawny Owl: <text:span text:style-name="T358">Potion t</text:span>imer does not run at <text:span text:style-name="T209">night</text:span>.</text:p>
        </text:list-item>
        <text:list-item>
          <text:p text:style-name="P222">Maribor Forest: Toxicity impedes vigor regeneration <text:span text:style-name="T209">less</text:span>.</text:p>
        </text:list-item>
        <text:list-item>
          <text:p text:style-name="P222">Full Moon: Heals vitality by an <text:span text:style-name="T209">amount</text:span> equal to current toxicity.</text:p>
        </text:list-item>
        <text:list-item>
          <text:p text:style-name="P222"><text:soft-page-break/>Cat: Increased safe dodge angle (+15).</text:p>
        </text:list-item>
        <text:list-item>
          <text:p text:style-name="P222">Thunderbolt: Critical hits have a 25% chance to slow time by 50% for 2 seconds.</text:p>
        </text:list-item>
        <text:list-item>
          <text:p text:style-name="P223">Petri’s Philter: Signs with optional special effects always apply them.</text:p>
        </text:list-item>
      </text:list>
      <text:p text:style-name="P186"/>
      <text:p text:style-name="P171"><text:tab/><text:span text:style-name="T244">- </text:span><text:span text:style-name="T258">What is a Set Bonus?</text:span></text:p>
      <text:p text:style-name="P172">When you wear four pieces of armor of the same weight (light, medium, or heavy), you receive one of these bonuses:</text:p>
      <text:p text:style-name="P172"/>
      <text:list xml:id="list4157486033" text:style-name="L10">
        <text:list-item>
          <text:p text:style-name="P224">Light: +15 degrees safe dodge angle.</text:p>
        </text:list-item>
        <text:list-item>
          <text:p text:style-name="P224">Medium: 15% chance to resist status effects.</text:p>
        </text:list-item>
        <text:list-item>
          <text:p text:style-name="P224">Heavy: 20% chance to stagger enemies when you block.</text:p>
        </text:list-item>
      </text:list>
      <text:p text:style-name="P172"/>
      <text:p text:style-name="P172">When you wear <text:span text:style-name="T146">five</text:span><text:span text:style-name="T360"> pieces</text:span> from the same Witcher school, you get one of these bonuses <text:span text:style-name="T360">(these sets contain swords!)</text:span>:</text:p>
      <text:p text:style-name="P172"/>
      <text:list xml:id="list3533690252" text:style-name="L11">
        <text:list-item>
          <text:p text:style-name="P225">Cat: <text:span text:style-name="T361">Attacks from behind deal 10% more damage and, if available, spend 15% adrenaline to stun the target. Allows moderate adrenaline gain at high vitality.</text:span></text:p>
        </text:list-item>
        <text:list-item>
          <text:p text:style-name="P225">Griffin: <text:span text:style-name="T362">The size of Yrden circles is increased by 15%. Vigor regeneration is increased by 20% while standing in an Yrden circle.</text:span></text:p>
        </text:list-item>
        <text:list-item>
          <text:p text:style-name="P225">Bear: <text:span text:style-name="T363">Incoming unblockable attacks can now be blocked for partial damage reduction and they no longer stagger you.</text:span></text:p>
        </text:list-item>
        <text:list-item>
          <text:p text:style-name="P225">Wolf: <text:span text:style-name="T374">When you enter combat, gain 5% attack power and sign intensity for each enemy beyond the first. This expires after 30 seconds.</text:span></text:p>
        </text:list-item>
        <text:list-item>
          <text:p text:style-name="P225">Viper: <text:span text:style-name="T364">Applying poison to an opponent paralyzes them for five seconds and causes them to take stamina damage from the poison in addition to vitality damage.</text:span></text:p>
        </text:list-item>
        <text:list-item>
          <text:p text:style-name="P225">Manticore: <text:span text:style-name="T376">Every two minutes, you can throw a bomb without consuming one.</text:span></text:p>
        </text:list-item>
      </text:list>
      <text:p text:style-name="P172"/>
      <text:p text:style-name="P172"><text:soft-page-break/>Witcher armor sets are all composed of pieces of matching weight class, so you’ll receive th<text:span text:style-name="T359">e armor weight</text:span> bonus as well. To receive a third and final set bonus, upgrade your Witcher armor to Grandmaster tier:</text:p>
      <text:p text:style-name="P172"/>
      <text:list xml:id="list273204838" text:style-name="L12">
        <text:list-item>
          <text:p text:style-name="P226">Cat: <text:span text:style-name="T366">Alternating fast and strong attacks increases the damage on your next attack for 6s. The increase is 2.5% per set piece equipped.</text:span></text:p>
        </text:list-item>
        <text:list-item>
          <text:p text:style-name="P226">Griffin: <text:span text:style-name="T368">For 3 seconds after you cast a standard-mode sign with vigor, you may cast a standard-mode sign for free.</text:span></text:p>
        </text:list-item>
        <text:list-item>
          <text:p text:style-name="P226">Bear: <text:span text:style-name="T368">Blocks and counters generate stacks, up to 5. Each stack increases critical hit chance by 3%. Strong attack at maximum stacks to consume all stacks and guarantee knockdown.</text:span></text:p>
        </text:list-item>
        <text:list-item>
          <text:p text:style-name="P226">Wolf: <text:span text:style-name="T375">Damage dealt by the Quen sign and its related abilities is doubled. Activating Quen grants bonus shock damage to your weapons.</text:span></text:p>
        </text:list-item>
        <text:list-item>
          <text:p text:style-name="P226">Viper:</text:p>
        </text:list-item>
        <text:list-item>
          <text:p text:style-name="P226">Manticore: <text:span text:style-name="T367">Whenever you brew a potion or oil, 30% chance to double the output.</text:span></text:p>
        </text:list-item>
      </text:list>
      <text:p text:style-name="P187"/>
      <text:p text:style-name="P173">Note that Grandmaster witcher gear is improved so that you only need <text:span text:style-name="T134">four</text:span> pieces from the set instead of <text:span text:style-name="T134">five</text:span> to receive the <text:span text:style-name="T134">basic</text:span> witcher set bonus. <text:span text:style-name="T365">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ekezdés_20_alapbetűtípusa" style:display-name="Bekezdés alapbetűtípusa"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12T00:23:02.852000000</dc:date>
    <meta:editing-duration>PT6H55M19S</meta:editing-duration>
    <meta:editing-cycles>297</meta:editing-cycles>
    <meta:generator>LibreOffice/6.0.7.3$Windows_X86_64 LibreOffice_project/dc89aa7a9eabfd848af146d5086077aeed2ae4a5</meta:generator>
    <meta:document-statistic meta:table-count="0" meta:image-count="0" meta:object-count="0" meta:page-count="35" meta:paragraph-count="379" meta:word-count="8307" meta:character-count="48243" meta:non-whitespace-character-count="40284"/>
  </office:meta>
</office:document-meta>
</file>